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914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3.747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юди">
      <style:table-properties table:display="true" style:writing-mode="lr-tb"/>
    </style:style>
    <style:style style:name="ta2" style:family="table" style:master-page-name="PageStyle_5f_Родственные_20_связи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юди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Фамилия ИО</text:p>
          </table:table-cell>
          <table:table-cell table:style-name="ce1" office:value-type="string" calcext:value-type="string">
            <text:p>Пол</text:p>
          </table:table-cell>
          <table:table-cell table:style-name="ce1" office:value-type="string" calcext:value-type="string">
            <text:p>Город рождения</text:p>
          </table:table-cell>
          <table:table-cell table:style-name="ce3" office:value-type="string" calcext:value-type="string">
            <text:p>Ребёнок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Сокол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Золот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3];[$'Родственные связи'.A$1:.B$1048576];2;0)" office:value-type="float" office:value="269" calcext:value-type="float">
            <text:p>26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Ефрем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Гус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Громова Н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Воронин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Румянце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Воробьев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Иван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акее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Пав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Коновал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Евдоким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Фом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15];[$'Родственные связи'.A$1:.B$1048576];2;0)" office:value-type="float" office:value="412" calcext:value-type="float">
            <text:p>41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Сорокина М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Кузьмин Я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Николае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Еремин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Козл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Андриан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Нико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Поляк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Волко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Кондратье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Зу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26];[$'Родственные связи'.A$1:.B$1048576];2;0)" office:value-type="float" office:value="514" calcext:value-type="float">
            <text:p>51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Зу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Фомич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Петр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29];[$'Родственные связи'.A$1:.B$1048576];2;0)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Алексеев И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30];[$'Родственные связи'.A$1:.B$1048576];2;0)" office:value-type="float" office:value="773" calcext:value-type="float">
            <text:p>773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Крючков А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1];[$'Родственные связи'.A$1:.B$1048576];2;0)" office:value-type="float" office:value="193" calcext:value-type="float">
            <text:p>19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Льв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32];[$'Родственные связи'.A$1:.B$1048576];2;0)" office:value-type="float" office:value="19" calcext:value-type="float">
            <text:p>1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Румянц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Колес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Горел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Головина Т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Лопатин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Лапина Е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38];[$'Родственные связи'.A$1:.B$1048576];2;0)" office:value-type="float" office:value="546" calcext:value-type="float">
            <text:p>54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Комар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Федор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Румянц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Мурат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42];[$'Родственные связи'.A$1:.B$1048576];2;0)" office:value-type="float" office:value="381" calcext:value-type="float">
            <text:p>38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Кирилло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огомолов К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елик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Попо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Касатк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47];[$'Родственные связи'.A$1:.B$1048576];2;0)" office:value-type="float" office:value="319" calcext:value-type="float">
            <text:p>31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Федот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Крыл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Виноградов К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Зайцева Я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Ерш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Григорьева Д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Егор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Шуб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Алексеев Н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Лавренть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Лебед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Ива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Яковле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Коротк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Смирн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Клим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3];[$'Родственные связи'.A$1:.B$1048576];2;0)" office:value-type="float" office:value="976" calcext:value-type="float">
            <text:p>9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Ива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Гусе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Жда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Соловьев И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7];[$'Родственные связи'.A$1:.B$1048576];2;0)" office:value-type="float" office:value="109" calcext:value-type="float">
            <text:p>10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Коз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Ершо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Абрам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Ежова Э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Блинова П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72];[$'Родственные связи'.A$1:.B$1048576];2;0)" office:value-type="float" office:value="532" calcext:value-type="float">
            <text:p>53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Сергеев Т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Аким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4];[$'Родственные связи'.A$1:.B$1048576];2;0)" office:value-type="float" office:value="759" calcext:value-type="float">
            <text:p>75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Жар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75];[$'Родственные связи'.A$1:.B$1048576];2;0)" office:value-type="float" office:value="788" calcext:value-type="float">
            <text:p>78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Новикова Н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Михайл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Смирн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Ильин П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Зайцев Е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Соколов С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Кулагина С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Смирнов Л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Андреев Л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Зайце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Никулин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Терех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Семе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88];[$'Родственные связи'.A$1:.B$1048576];2;0)" office:value-type="float" office:value="425" calcext:value-type="float">
            <text:p>4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Федосе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Мартынова А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Сокол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Борисо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Несте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Поляк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Иван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Воробьева И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Акимова М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Коновал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Кочет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99];[$'Родственные связи'.A$1:.B$1048576];2;0)" office:value-type="float" office:value="733" calcext:value-type="float">
            <text:p>73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Гущин Я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0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Макар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Костин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1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Сахаров И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1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Сальник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0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Галкин К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1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Богданов М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0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Калинин Д. О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1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Казак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1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Платон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109];[$'Родственные связи'.A$1:.B$1048576];2;0)" office:value-type="float" office:value="528" calcext:value-type="float">
            <text:p>52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Комарова А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Кудрявце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1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Зиновье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1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Александр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1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Крыло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1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Жу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1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Васильев Г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116];[$'Родственные связи'.A$1:.B$1048576];2;0)" office:value-type="float" office:value="269" calcext:value-type="float">
            <text:p>26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Ефим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1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Герасим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118];[$'Родственные связи'.A$1:.B$1048576];2;0)" office:value-type="float" office:value="818" calcext:value-type="float">
            <text:p>8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Захарова Н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1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Ларион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1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Филиппова Д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1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Михайлов Т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Минае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1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Алешин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124];[$'Родственные связи'.A$1:.B$1048576];2;0)" office:value-type="float" office:value="225" calcext:value-type="float">
            <text:p>2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Егоров Э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Смирн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1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Нов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127];[$'Родственные связи'.A$1:.B$1048576];2;0)" office:value-type="float" office:value="454" calcext:value-type="float">
            <text:p>45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Жар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1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Сахар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Клюе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1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Барано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1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Фроло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1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Шаповал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33];[$'Родственные связи'.A$1:.B$1048576];2;0)" office:value-type="float" office:value="539" calcext:value-type="float">
            <text:p>53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Уша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34];[$'Родственные связи'.A$1:.B$1048576];2;0)" office:value-type="float" office:value="236" calcext:value-type="float">
            <text:p>2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Юдин К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Котова З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136];[$'Родственные связи'.A$1:.B$1048576];2;0)" office:value-type="float" office:value="283" calcext:value-type="float">
            <text:p>28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Гущина Я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137];[$'Родственные связи'.A$1:.B$1048576];2;0)" office:value-type="float" office:value="287" calcext:value-type="float">
            <text:p>28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Зайц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138];[$'Родственные связи'.A$1:.B$1048576];2;0)" office:value-type="float" office:value="645" calcext:value-type="float">
            <text:p>64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Кондратье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1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Лазарев Р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1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Виноград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Аким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1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Калинин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1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Молча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1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Иван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1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Игнатье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146];[$'Родственные связи'.A$1:.B$1048576];2;0)" office:value-type="float" office:value="772" calcext:value-type="float">
            <text:p>7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Хохло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14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Борис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1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Иван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1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Егорова В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150];[$'Родственные связи'.A$1:.B$1048576];2;0)" office:value-type="float" office:value="897" calcext:value-type="float">
            <text:p>89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Степан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Кома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1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Федотова Я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1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Леонть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154];[$'Родственные связи'.A$1:.B$1048576];2;0)"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Александро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155];[$'Родственные связи'.A$1:.B$1048576];2;0)" office:value-type="float" office:value="476" calcext:value-type="float">
            <text:p>4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Селезн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1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Гаврилова Л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1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Жук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1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Аксе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159];[$'Родственные связи'.A$1:.B$1048576];2;0)" office:value-type="float" office:value="962" calcext:value-type="float">
            <text:p>96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Ильин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1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Анисим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1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Сувор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1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Лапин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1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Горбач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1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Колесников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1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Дмитриев А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166];[$'Родственные связи'.A$1:.B$1048576];2;0)" office:value-type="float" office:value="384" calcext:value-type="float">
            <text:p>38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Гус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Иванова З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1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Романов Р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1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Юдина Е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170];[$'Родственные связи'.A$1:.B$1048576];2;0)" office:value-type="float" office:value="86" calcext:value-type="float">
            <text:p>8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0" calcext:value-type="float">
            <text:p>170</text:p>
          </table:table-cell>
          <table:table-cell office:value-type="string" calcext:value-type="string">
            <text:p>Балаш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1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Жданов Г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172];[$'Родственные связи'.A$1:.B$1048576];2;0)" office:value-type="float" office:value="176" calcext:value-type="float">
            <text:p>1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Иса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1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Семен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1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Петро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175];[$'Родственные связи'.A$1:.B$1048576];2;0)" office:value-type="float" office:value="962" calcext:value-type="float">
            <text:p>96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Дмитрие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1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Богданова Л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1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Княз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1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Соколов Д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179];[$'Родственные связи'.A$1:.B$1048576];2;0)" office:value-type="float" office:value="525" calcext:value-type="float">
            <text:p>5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Ерма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1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Никитин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1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Мухин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1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Данилова В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1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Захар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1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Калинин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1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Баран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1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Миронова Т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1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Петров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1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Сурков М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189];[$'Родственные связи'.A$1:.B$1048576];2;0)" office:value-type="float" office:value="421" calcext:value-type="float">
            <text:p>42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Воробь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1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Захаров Г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1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Майоров И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1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Круглова В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193];[$'Родственные связи'.A$1:.B$1048576];2;0)" office:value-type="float" office:value="194" calcext:value-type="float">
            <text:p>1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Трош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1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Волк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1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Никитин Л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1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Бел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1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Максим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1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Козл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1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Волко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20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Малыш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201];[$'Родственные связи'.A$1:.B$1048576];2;0)" office:value-type="float" office:value="778" calcext:value-type="float">
            <text:p>77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Иван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Горюн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Ильин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0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Гусе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205];[$'Родственные связи'.A$1:.B$1048576];2;0)" office:value-type="float" office:value="476" calcext:value-type="float">
            <text:p>4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Ерем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20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Ермол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207];[$'Родственные связи'.A$1:.B$1048576];2;0)" office:value-type="float" office:value="283" calcext:value-type="float">
            <text:p>28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Потапов К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2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Серг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2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Никитин И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2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Андреева К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2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Черныше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212];[$'Родственные связи'.A$1:.B$1048576];2;0)" office:value-type="float" office:value="347" calcext:value-type="float">
            <text:p>34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Герасимо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Столяро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214];[$'Родственные связи'.A$1:.B$1048576];2;0)" office:value-type="float" office:value="300" calcext:value-type="float">
            <text:p>30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Черн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2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Киселева Е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2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Назар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17];[$'Родственные связи'.A$1:.B$1048576];2;0)" office:value-type="float" office:value="524" calcext:value-type="float">
            <text:p>524</text:p>
          </table:table-cell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Лаврент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218];[$'Родственные связи'.A$1:.B$1048576];2;0)" office:value-type="float" office:value="444" calcext:value-type="float">
            <text:p>44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Шестаков Д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2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Васильева Ф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2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Карасе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2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Ершова И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2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Архип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2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Ильин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24];[$'Родственные связи'.A$1:.B$1048576];2;0)" office:value-type="float" office:value="336" calcext:value-type="float">
            <text:p>3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Малыше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Русак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2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Горюнов Ф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2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Зубков Д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2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Осип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2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Влас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Толкаче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231];[$'Родственные связи'.A$1:.B$1048576];2;0)" office:value-type="float" office:value="656" calcext:value-type="float">
            <text:p>65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Стариков М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2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Ларин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Мальце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2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Герасим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235];[$'Родственные связи'.A$1:.B$1048576];2;0)" office:value-type="float" office:value="389" calcext:value-type="float">
            <text:p>38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Захарова М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2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Сухар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2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Иванов Ю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38" calcext:value-type="float">
            <text:p>238</text:p>
          </table:table-cell>
          <table:table-cell office:value-type="string" calcext:value-type="string">
            <text:p>Белова Е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Новиков М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240];[$'Родственные связи'.A$1:.B$1048576];2;0)" office:value-type="float" office:value="741" calcext:value-type="float">
            <text:p>74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Тимофее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Комаров Т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242];[$'Родственные связи'.A$1:.B$1048576];2;0)" office:value-type="float" office:value="645" calcext:value-type="float">
            <text:p>64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Моисее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2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Поляк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2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Лосе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2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Осип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2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Егоро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24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Петр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2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Матвее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2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Филиппова З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250];[$'Родственные связи'.A$1:.B$1048576];2;0)" office:value-type="float" office:value="842" calcext:value-type="float">
            <text:p>84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Зуева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251];[$'Родственные связи'.A$1:.B$1048576];2;0)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Ждан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252];[$'Родственные связи'.A$1:.B$1048576];2;0)" office:value-type="float" office:value="277" calcext:value-type="float">
            <text:p>27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Соколо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2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Кочет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254];[$'Родственные связи'.A$1:.B$1048576];2;0)" office:value-type="float" office:value="527" calcext:value-type="float">
            <text:p>52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Яковлев Я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2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Корнилов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2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Смирнова У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257];[$'Родственные связи'.A$1:.B$1048576];2;0)" office:value-type="float" office:value="521" calcext:value-type="float">
            <text:p>52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Румянц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2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Семен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2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Грибова П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2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Иванова Е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Матвее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Тихон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263];[$'Родственные связи'.A$1:.B$1048576];2;0)" office:value-type="float" office:value="164" calcext:value-type="float">
            <text:p>16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Фирсов Ф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Матвеева И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2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Орл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266];[$'Родственные связи'.A$1:.B$1048576];2;0)" office:value-type="float" office:value="93" calcext:value-type="float">
            <text:p>9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Павл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2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Кожевникова Н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2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Иван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69];[$'Родственные связи'.A$1:.B$1048576];2;0)"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Панфил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270];[$'Родственные связи'.A$1:.B$1048576];2;0)" office:value-type="float" office:value="546" calcext:value-type="float">
            <text:p>54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Корнеева В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2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Софроно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2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Константи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2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Сухов Р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2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4" calcext:value-type="float">
            <text:p>274</text:p>
          </table:table-cell>
          <table:table-cell office:value-type="string" calcext:value-type="string">
            <text:p>Ждано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2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Попова Е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76];[$'Родственные связи'.A$1:.B$1048576];2;0)" office:value-type="float" office:value="528" calcext:value-type="float">
            <text:p>52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Медвед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2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Казаков И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2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Суханова В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279];[$'Родственные связи'.A$1:.B$1048576];2;0)" office:value-type="float" office:value="335" calcext:value-type="float">
            <text:p>33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Орл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2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Семено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Федот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282];[$'Родственные связи'.A$1:.B$1048576];2;0)" office:value-type="float" office:value="842" calcext:value-type="float">
            <text:p>84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Зуева С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2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Корнеев В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2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Софронов С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2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Беляк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286];[$'Родственные связи'.A$1:.B$1048576];2;0)" office:value-type="float" office:value="620" calcext:value-type="float">
            <text:p>62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6" calcext:value-type="float">
            <text:p>286</text:p>
          </table:table-cell>
          <table:table-cell office:value-type="string" calcext:value-type="string">
            <text:p>Шувало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2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Кольцов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2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Уткин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2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Потап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290];[$'Родственные связи'.A$1:.B$1048576];2;0)" office:value-type="float" office:value="300" calcext:value-type="float">
            <text:p>30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Некрасов И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2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Симонов В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2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Беляева Е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2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Коровина Я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2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Жда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2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Платон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2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Захар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2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Соколов Г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2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Мещеряк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2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Степано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300];[$'Родственные связи'.A$1:.B$1048576];2;0)" office:value-type="float" office:value="653" calcext:value-type="float">
            <text:p>65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Пантелеев С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3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Виноградова Н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3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Бобр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3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Гус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30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Лебедев П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3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Орл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30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Козин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3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Михайл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3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Крыл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3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Давыд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310];[$'Родственные связи'.A$1:.B$1048576];2;0)" office:value-type="float" office:value="318" calcext:value-type="float">
            <text:p>3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Ива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311];[$'Родственные связи'.A$1:.B$1048576];2;0)" office:value-type="float" office:value="534" calcext:value-type="float">
            <text:p>53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Архип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3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Моисее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313];[$'Родственные связи'.A$1:.B$1048576];2;0)" office:value-type="float" office:value="679" calcext:value-type="float">
            <text:p>67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Воро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3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Леонтье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3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Колпаков Ф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Карп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3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Коло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Алексее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319];[$'Родственные связи'.A$1:.B$1048576];2;0)" office:value-type="float" office:value="872" calcext:value-type="float">
            <text:p>8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Кузнецов Б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3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Березин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3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Медвед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3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Тихомир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23];[$'Родственные связи'.A$1:.B$1048576];2;0)" office:value-type="float" office:value="287" calcext:value-type="float">
            <text:p>287</text:p>
          </table:table-cell>
          <table:table-cell table:number-columns-repeated="101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Терех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324];[$'Родственные связи'.A$1:.B$1048576];2;0)" office:value-type="float" office:value="918" calcext:value-type="float">
            <text:p>9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Тимофее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325];[$'Родственные связи'.A$1:.B$1048576];2;0)" office:value-type="float" office:value="863" calcext:value-type="float">
            <text:p>86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Пименов Д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3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Захар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327];[$'Родственные связи'.A$1:.B$1048576];2;0)" office:value-type="float" office:value="425" calcext:value-type="float">
            <text:p>4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Никитин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3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Алексее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3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Кузнецова М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3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Иванова И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3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Черныш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3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Сорок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3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Дмитриев Г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3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Александров Я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3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Калинин М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Серге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3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Давыдо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338];[$'Родственные связи'.A$1:.B$1048576];2;0)" office:value-type="float" office:value="155" calcext:value-type="float">
            <text:p>15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Волкова Д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3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Вла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3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Дементье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3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Морозов Б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3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Лукин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3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Потап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3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Цветков И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345];[$'Родственные связи'.A$1:.B$1048576];2;0)" office:value-type="float" office:value="188" calcext:value-type="float">
            <text:p>18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Климова К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346];[$'Родственные связи'.A$1:.B$1048576];2;0)" office:value-type="float" office:value="678" calcext:value-type="float">
            <text:p>678</text:p>
          </table:table-cell>
          <table:table-cell table:number-columns-repeated="101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Дроздов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347];[$'Родственные связи'.A$1:.B$1048576];2;0)" office:value-type="float" office:value="360" calcext:value-type="float">
            <text:p>36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Филипп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Михее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349];[$'Родственные связи'.A$1:.B$1048576];2;0)" office:value-type="float" office:value="494" calcext:value-type="float">
            <text:p>494</text:p>
          </table:table-cell>
          <table:table-cell table:number-columns-repeated="101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Сорокин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350];[$'Родственные связи'.A$1:.B$1048576];2;0)" office:value-type="float" office:value="890" calcext:value-type="float">
            <text:p>89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Селезнев К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3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Сергее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Мельников С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3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Андрее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354];[$'Родственные связи'.A$1:.B$1048576];2;0)" office:value-type="float" office:value="650" calcext:value-type="float">
            <text:p>65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Короле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3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Воронц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3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Тихомир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3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Пет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3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Некрасо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Иванов П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3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Козлов Е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61];[$'Родственные связи'.A$1:.B$1048576];2;0)" office:value-type="float" office:value="276" calcext:value-type="float">
            <text:p>2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Кочетк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362];[$'Родственные связи'.A$1:.B$1048576];2;0)" office:value-type="float" office:value="177" calcext:value-type="float">
            <text:p>17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Тит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3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Иванов И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Федор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3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Лазарев Я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6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Большако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3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Цветкова М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3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Кузина К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3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Назар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3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Харитонова П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3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Русано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Нефедова К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3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Власов А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3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Поликарп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3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Моргун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3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Павлов И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3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Семен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378];[$'Родственные связи'.A$1:.B$1048576];2;0)" office:value-type="float" office:value="905" calcext:value-type="float">
            <text:p>90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Андре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379];[$'Родственные связи'.A$1:.B$1048576];2;0)" office:value-type="float" office:value="276" calcext:value-type="float">
            <text:p>2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Герасимов Э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3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Ворон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3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Гриш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3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Логин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383];[$'Родственные связи'.A$1:.B$1048576];2;0)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Зуе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3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Кузнец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3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Савицкая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3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Шаповалова Е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3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Сальников П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3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Аг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3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Еремина Ф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3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Карп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3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Кондрат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3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Крылов С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3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Лебед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3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Кулак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3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Бы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3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Ерофее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3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397" calcext:value-type="float">
            <text:p>397</text:p>
          </table:table-cell>
          <table:table-cell office:value-type="string" calcext:value-type="string">
            <text:p>Пантеле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3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Бел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399];[$'Родственные связи'.A$1:.B$1048576];2;0)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office:value-type="string" calcext:value-type="string">
            <text:p>Кот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00];[$'Родственные связи'.A$1:.B$1048576];2;0)" office:value-type="float" office:value="906" calcext:value-type="float">
            <text:p>90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Шил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4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Ежов И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4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Нос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4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office:value-type="string" calcext:value-type="string">
            <text:p>Новико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404];[$'Родственные связи'.A$1:.B$1048576];2;0)" office:value-type="float" office:value="290" calcext:value-type="float">
            <text:p>29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4" calcext:value-type="float">
            <text:p>404</text:p>
          </table:table-cell>
          <table:table-cell office:value-type="string" calcext:value-type="string">
            <text:p>Малышев С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4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5" calcext:value-type="float">
            <text:p>405</text:p>
          </table:table-cell>
          <table:table-cell office:value-type="string" calcext:value-type="string">
            <text:p>Захар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40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Петрова В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4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7" calcext:value-type="float">
            <text:p>407</text:p>
          </table:table-cell>
          <table:table-cell office:value-type="string" calcext:value-type="string">
            <text:p>Карпова Д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4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8" calcext:value-type="float">
            <text:p>408</text:p>
          </table:table-cell>
          <table:table-cell office:value-type="string" calcext:value-type="string">
            <text:p>Прохоров К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4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09" calcext:value-type="float">
            <text:p>409</text:p>
          </table:table-cell>
          <table:table-cell office:value-type="string" calcext:value-type="string">
            <text:p>Конова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4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0" calcext:value-type="float">
            <text:p>410</text:p>
          </table:table-cell>
          <table:table-cell office:value-type="string" calcext:value-type="string">
            <text:p>Королева П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4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1" calcext:value-type="float">
            <text:p>411</text:p>
          </table:table-cell>
          <table:table-cell office:value-type="string" calcext:value-type="string">
            <text:p>Дьяков Е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2" calcext:value-type="float">
            <text:p>412</text:p>
          </table:table-cell>
          <table:table-cell office:value-type="string" calcext:value-type="string">
            <text:p>Смирнов Э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4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3" calcext:value-type="float">
            <text:p>413</text:p>
          </table:table-cell>
          <table:table-cell office:value-type="string" calcext:value-type="string">
            <text:p>Ефимова П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4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4" calcext:value-type="float">
            <text:p>414</text:p>
          </table:table-cell>
          <table:table-cell office:value-type="string" calcext:value-type="string">
            <text:p>Сав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4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Троицкий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4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Карп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Савельев Я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4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Семен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4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Сорокин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4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0" calcext:value-type="float">
            <text:p>420</text:p>
          </table:table-cell>
          <table:table-cell office:value-type="string" calcext:value-type="string">
            <text:p>Кузнец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4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Мар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Сергеев И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423];[$'Родственные связи'.A$1:.B$1048576];2;0)" office:value-type="float" office:value="172" calcext:value-type="float">
            <text:p>1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Майорова А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4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4" calcext:value-type="float">
            <text:p>424</text:p>
          </table:table-cell>
          <table:table-cell office:value-type="string" calcext:value-type="string">
            <text:p>Седова М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25];[$'Родственные связи'.A$1:.B$1048576];2;0)" office:value-type="float" office:value="525" calcext:value-type="float">
            <text:p>5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5" calcext:value-type="float">
            <text:p>425</text:p>
          </table:table-cell>
          <table:table-cell office:value-type="string" calcext:value-type="string">
            <text:p>Пет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4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6" calcext:value-type="float">
            <text:p>426</text:p>
          </table:table-cell>
          <table:table-cell office:value-type="string" calcext:value-type="string">
            <text:p>Цветк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4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Федото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28];[$'Родственные связи'.A$1:.B$1048576];2;0)" office:value-type="float" office:value="281" calcext:value-type="float">
            <text:p>28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8" calcext:value-type="float">
            <text:p>428</text:p>
          </table:table-cell>
          <table:table-cell office:value-type="string" calcext:value-type="string">
            <text:p>Анисимова Э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4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29" calcext:value-type="float">
            <text:p>429</text:p>
          </table:table-cell>
          <table:table-cell office:value-type="string" calcext:value-type="string">
            <text:p>Вавил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4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0" calcext:value-type="float">
            <text:p>430</text:p>
          </table:table-cell>
          <table:table-cell office:value-type="string" calcext:value-type="string">
            <text:p>Сорокина Н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4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1" calcext:value-type="float">
            <text:p>431</text:p>
          </table:table-cell>
          <table:table-cell office:value-type="string" calcext:value-type="string">
            <text:p>Вавил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4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2" calcext:value-type="float">
            <text:p>432</text:p>
          </table:table-cell>
          <table:table-cell office:value-type="string" calcext:value-type="string">
            <text:p>Крыл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3" calcext:value-type="float">
            <text:p>433</text:p>
          </table:table-cell>
          <table:table-cell office:value-type="string" calcext:value-type="string">
            <text:p>Зуева А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4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Осипова К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4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Сед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36];[$'Родственные связи'.A$1:.B$1048576];2;0)" office:value-type="float" office:value="982" calcext:value-type="float">
            <text:p>98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6" calcext:value-type="float">
            <text:p>436</text:p>
          </table:table-cell>
          <table:table-cell office:value-type="string" calcext:value-type="string">
            <text:p>Белоус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437];[$'Родственные связи'.A$1:.B$1048576];2;0)" office:value-type="float" office:value="239" calcext:value-type="float">
            <text:p>23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Афанасьева А. О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4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38" calcext:value-type="float">
            <text:p>438</text:p>
          </table:table-cell>
          <table:table-cell office:value-type="string" calcext:value-type="string">
            <text:p>Ананьев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4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office:value-type="string" calcext:value-type="string">
            <text:p>Никулин В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440];[$'Родственные связи'.A$1:.B$1048576];2;0)" office:value-type="float" office:value="381" calcext:value-type="float">
            <text:p>38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0" calcext:value-type="float">
            <text:p>440</text:p>
          </table:table-cell>
          <table:table-cell office:value-type="string" calcext:value-type="string">
            <text:p>Гуляе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4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Герасим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2" calcext:value-type="float">
            <text:p>442</text:p>
          </table:table-cell>
          <table:table-cell office:value-type="string" calcext:value-type="string">
            <text:p>Чумак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443];[$'Родственные связи'.A$1:.B$1048576];2;0)" office:value-type="float" office:value="992" calcext:value-type="float">
            <text:p>99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3" calcext:value-type="float">
            <text:p>443</text:p>
          </table:table-cell>
          <table:table-cell office:value-type="string" calcext:value-type="string">
            <text:p>Трофим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4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4" calcext:value-type="float">
            <text:p>444</text:p>
          </table:table-cell>
          <table:table-cell office:value-type="string" calcext:value-type="string">
            <text:p>Борис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5" calcext:value-type="float">
            <text:p>445</text:p>
          </table:table-cell>
          <table:table-cell office:value-type="string" calcext:value-type="string">
            <text:p>Семе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office:value-type="string" calcext:value-type="string">
            <text:p>Кузнец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447];[$'Родственные связи'.A$1:.B$1048576];2;0)"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office:value-type="string" calcext:value-type="string">
            <text:p>Рубц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448];[$'Родственные связи'.A$1:.B$1048576];2;0)"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48" calcext:value-type="float">
            <text:p>448</text:p>
          </table:table-cell>
          <table:table-cell office:value-type="string" calcext:value-type="string">
            <text:p>Попов М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4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Наум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450];[$'Родственные связи'.A$1:.B$1048576];2;0)" office:value-type="float" office:value="177" calcext:value-type="float">
            <text:p>17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Баран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4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1" calcext:value-type="float">
            <text:p>451</text:p>
          </table:table-cell>
          <table:table-cell office:value-type="string" calcext:value-type="string">
            <text:p>Лу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2" calcext:value-type="float">
            <text:p>452</text:p>
          </table:table-cell>
          <table:table-cell office:value-type="string" calcext:value-type="string">
            <text:p>Сафоно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453];[$'Родственные связи'.A$1:.B$1048576];2;0)" office:value-type="float" office:value="421" calcext:value-type="float">
            <text:p>42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3" calcext:value-type="float">
            <text:p>453</text:p>
          </table:table-cell>
          <table:table-cell office:value-type="string" calcext:value-type="string">
            <text:p>Игнатье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4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Емельян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4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5" calcext:value-type="float">
            <text:p>455</text:p>
          </table:table-cell>
          <table:table-cell office:value-type="string" calcext:value-type="string">
            <text:p>Зайцев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4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6" calcext:value-type="float">
            <text:p>456</text:p>
          </table:table-cell>
          <table:table-cell office:value-type="string" calcext:value-type="string">
            <text:p>Александр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4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7" calcext:value-type="float">
            <text:p>457</text:p>
          </table:table-cell>
          <table:table-cell office:value-type="string" calcext:value-type="string">
            <text:p>Виноградова С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4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8" calcext:value-type="float">
            <text:p>458</text:p>
          </table:table-cell>
          <table:table-cell office:value-type="string" calcext:value-type="string">
            <text:p>Агап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4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Савельева Д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4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Соболе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4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1" calcext:value-type="float">
            <text:p>461</text:p>
          </table:table-cell>
          <table:table-cell office:value-type="string" calcext:value-type="string">
            <text:p>Маркин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4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2" calcext:value-type="float">
            <text:p>462</text:p>
          </table:table-cell>
          <table:table-cell office:value-type="string" calcext:value-type="string">
            <text:p>Кудрявц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4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3" calcext:value-type="float">
            <text:p>463</text:p>
          </table:table-cell>
          <table:table-cell office:value-type="string" calcext:value-type="string">
            <text:p>Яковлев Я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4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Евсеев В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4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5" calcext:value-type="float">
            <text:p>465</text:p>
          </table:table-cell>
          <table:table-cell office:value-type="string" calcext:value-type="string">
            <text:p>Семе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466];[$'Родственные связи'.A$1:.B$1048576];2;0)" office:value-type="float" office:value="419" calcext:value-type="float">
            <text:p>41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6" calcext:value-type="float">
            <text:p>466</text:p>
          </table:table-cell>
          <table:table-cell office:value-type="string" calcext:value-type="string">
            <text:p>Заха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4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7" calcext:value-type="float">
            <text:p>467</text:p>
          </table:table-cell>
          <table:table-cell office:value-type="string" calcext:value-type="string">
            <text:p>Шмел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8" calcext:value-type="float">
            <text:p>468</text:p>
          </table:table-cell>
          <table:table-cell office:value-type="string" calcext:value-type="string">
            <text:p>Семен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4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69" calcext:value-type="float">
            <text:p>469</text:p>
          </table:table-cell>
          <table:table-cell office:value-type="string" calcext:value-type="string">
            <text:p>Граче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4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Большаков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1" calcext:value-type="float">
            <text:p>471</text:p>
          </table:table-cell>
          <table:table-cell office:value-type="string" calcext:value-type="string">
            <text:p>Леонова Е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4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2" calcext:value-type="float">
            <text:p>472</text:p>
          </table:table-cell>
          <table:table-cell office:value-type="string" calcext:value-type="string">
            <text:p>Кузнец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4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Сафон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474];[$'Родственные связи'.A$1:.B$1048576];2;0)" office:value-type="float" office:value="392" calcext:value-type="float">
            <text:p>39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4" calcext:value-type="float">
            <text:p>474</text:p>
          </table:table-cell>
          <table:table-cell office:value-type="string" calcext:value-type="string">
            <text:p>Сергеев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475];[$'Родственные связи'.A$1:.B$1048576];2;0)" office:value-type="float" office:value="868" calcext:value-type="float">
            <text:p>86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5" calcext:value-type="float">
            <text:p>475</text:p>
          </table:table-cell>
          <table:table-cell office:value-type="string" calcext:value-type="string">
            <text:p>Аксе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4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Балаш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4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Сухано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4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8" calcext:value-type="float">
            <text:p>478</text:p>
          </table:table-cell>
          <table:table-cell office:value-type="string" calcext:value-type="string">
            <text:p>Рудак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4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79" calcext:value-type="float">
            <text:p>479</text:p>
          </table:table-cell>
          <table:table-cell office:value-type="string" calcext:value-type="string">
            <text:p>Ермак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4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0" calcext:value-type="float">
            <text:p>480</text:p>
          </table:table-cell>
          <table:table-cell office:value-type="string" calcext:value-type="string">
            <text:p>Сахар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4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office:value-type="string" calcext:value-type="string">
            <text:p>Тарас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482];[$'Родственные связи'.A$1:.B$1048576];2;0)" office:value-type="float" office:value="794" calcext:value-type="float">
            <text:p>7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Соловье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4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3" calcext:value-type="float">
            <text:p>483</text:p>
          </table:table-cell>
          <table:table-cell office:value-type="string" calcext:value-type="string">
            <text:p>Сидо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4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Данил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4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Попов К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4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Смирн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87];[$'Родственные связи'.A$1:.B$1048576];2;0)" office:value-type="float" office:value="494" calcext:value-type="float">
            <text:p>4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7" calcext:value-type="float">
            <text:p>487</text:p>
          </table:table-cell>
          <table:table-cell office:value-type="string" calcext:value-type="string">
            <text:p>Скворц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4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Зайц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489];[$'Родственные связи'.A$1:.B$1048576];2;0)" office:value-type="float" office:value="262" calcext:value-type="float">
            <text:p>26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89" calcext:value-type="float">
            <text:p>489</text:p>
          </table:table-cell>
          <table:table-cell office:value-type="string" calcext:value-type="string">
            <text:p>Жуков Т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4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0" calcext:value-type="float">
            <text:p>490</text:p>
          </table:table-cell>
          <table:table-cell office:value-type="string" calcext:value-type="string">
            <text:p>Степан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4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1" calcext:value-type="float">
            <text:p>491</text:p>
          </table:table-cell>
          <table:table-cell office:value-type="string" calcext:value-type="string">
            <text:p>Захаров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4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Хохло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493];[$'Родственные связи'.A$1:.B$1048576];2;0)" office:value-type="float" office:value="876" calcext:value-type="float">
            <text:p>8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Карпов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4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Майоров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4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Захар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4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6" calcext:value-type="float">
            <text:p>496</text:p>
          </table:table-cell>
          <table:table-cell office:value-type="string" calcext:value-type="string">
            <text:p>Орлова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7" calcext:value-type="float">
            <text:p>497</text:p>
          </table:table-cell>
          <table:table-cell office:value-type="string" calcext:value-type="string">
            <text:p>Степан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4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498" calcext:value-type="float">
            <text:p>498</text:p>
          </table:table-cell>
          <table:table-cell office:value-type="string" calcext:value-type="string">
            <text:p>Постникова С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4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office:value-type="string" calcext:value-type="string">
            <text:p>Киселев В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500];[$'Родственные связи'.A$1:.B$1048576];2;0)" office:value-type="float" office:value="728" calcext:value-type="float">
            <text:p>728</text:p>
          </table:table-cell>
          <table:table-cell table:number-columns-repeated="1019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Лукин Ф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01];[$'Родственные связи'.A$1:.B$1048576];2;0)" office:value-type="float" office:value="897" calcext:value-type="float">
            <text:p>89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1" calcext:value-type="float">
            <text:p>501</text:p>
          </table:table-cell>
          <table:table-cell office:value-type="string" calcext:value-type="string">
            <text:p>Галкин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502];[$'Родственные связи'.A$1:.B$1048576];2;0)" office:value-type="float" office:value="262" calcext:value-type="float">
            <text:p>26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2" calcext:value-type="float">
            <text:p>502</text:p>
          </table:table-cell>
          <table:table-cell office:value-type="string" calcext:value-type="string">
            <text:p>Румянце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3" calcext:value-type="float">
            <text:p>503</text:p>
          </table:table-cell>
          <table:table-cell office:value-type="string" calcext:value-type="string">
            <text:p>Беляе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50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4" calcext:value-type="float">
            <text:p>504</text:p>
          </table:table-cell>
          <table:table-cell office:value-type="string" calcext:value-type="string">
            <text:p>Колесник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Овсянн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506];[$'Родственные связи'.A$1:.B$1048576];2;0)" office:value-type="float" office:value="234" calcext:value-type="float">
            <text:p>23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6" calcext:value-type="float">
            <text:p>506</text:p>
          </table:table-cell>
          <table:table-cell office:value-type="string" calcext:value-type="string">
            <text:p>Федоров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7" calcext:value-type="float">
            <text:p>507</text:p>
          </table:table-cell>
          <table:table-cell office:value-type="string" calcext:value-type="string">
            <text:p>Данилова Н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5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Аксе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509];[$'Родственные связи'.A$1:.B$1048576];2;0)" office:value-type="float" office:value="636" calcext:value-type="float">
            <text:p>6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09" calcext:value-type="float">
            <text:p>509</text:p>
          </table:table-cell>
          <table:table-cell office:value-type="string" calcext:value-type="string">
            <text:p>Родион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0" calcext:value-type="float">
            <text:p>510</text:p>
          </table:table-cell>
          <table:table-cell office:value-type="string" calcext:value-type="string">
            <text:p>Чернышев С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5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1" calcext:value-type="float">
            <text:p>511</text:p>
          </table:table-cell>
          <table:table-cell office:value-type="string" calcext:value-type="string">
            <text:p>Алешин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5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2" calcext:value-type="float">
            <text:p>512</text:p>
          </table:table-cell>
          <table:table-cell office:value-type="string" calcext:value-type="string">
            <text:p>Макар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5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3" calcext:value-type="float">
            <text:p>513</text:p>
          </table:table-cell>
          <table:table-cell office:value-type="string" calcext:value-type="string">
            <text:p>Иванов Т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5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4" calcext:value-type="float">
            <text:p>514</text:p>
          </table:table-cell>
          <table:table-cell office:value-type="string" calcext:value-type="string">
            <text:p>Зайц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5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Филатов П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6" calcext:value-type="float">
            <text:p>516</text:p>
          </table:table-cell>
          <table:table-cell office:value-type="string" calcext:value-type="string">
            <text:p>Алексеев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5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7" calcext:value-type="float">
            <text:p>517</text:p>
          </table:table-cell>
          <table:table-cell office:value-type="string" calcext:value-type="string">
            <text:p>Андриа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518];[$'Родственные связи'.A$1:.B$1048576];2;0)" office:value-type="float" office:value="142" calcext:value-type="float">
            <text:p>14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8" calcext:value-type="float">
            <text:p>518</text:p>
          </table:table-cell>
          <table:table-cell office:value-type="string" calcext:value-type="string">
            <text:p>Зорин Я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5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19" calcext:value-type="float">
            <text:p>519</text:p>
          </table:table-cell>
          <table:table-cell office:value-type="string" calcext:value-type="string">
            <text:p>Лавр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520];[$'Родственные связи'.A$1:.B$1048576];2;0)" office:value-type="float" office:value="141" calcext:value-type="float">
            <text:p>14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0" calcext:value-type="float">
            <text:p>520</text:p>
          </table:table-cell>
          <table:table-cell office:value-type="string" calcext:value-type="string">
            <text:p>Гаврил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521];[$'Родственные связи'.A$1:.B$1048576];2;0)" office:value-type="float" office:value="389" calcext:value-type="float">
            <text:p>389</text:p>
          </table:table-cell>
          <table:table-cell table:number-columns-repeated="1019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office:value-type="string" calcext:value-type="string">
            <text:p>Тимофее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22];[$'Родственные связи'.A$1:.B$1048576];2;0)" office:value-type="float" office:value="94" calcext:value-type="float">
            <text:p>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2" calcext:value-type="float">
            <text:p>522</text:p>
          </table:table-cell>
          <table:table-cell office:value-type="string" calcext:value-type="string">
            <text:p>Свиридова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5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3" calcext:value-type="float">
            <text:p>523</text:p>
          </table:table-cell>
          <table:table-cell office:value-type="string" calcext:value-type="string">
            <text:p>Николаева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5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4" calcext:value-type="float">
            <text:p>524</text:p>
          </table:table-cell>
          <table:table-cell office:value-type="string" calcext:value-type="string">
            <text:p>Черкас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5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5" calcext:value-type="float">
            <text:p>525</text:p>
          </table:table-cell>
          <table:table-cell office:value-type="string" calcext:value-type="string">
            <text:p>Зор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5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6" calcext:value-type="float">
            <text:p>526</text:p>
          </table:table-cell>
          <table:table-cell office:value-type="string" calcext:value-type="string">
            <text:p>Савин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5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string" calcext:value-type="string">
            <text:p>Пан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528];[$'Родственные связи'.A$1:.B$1048576];2;0)" office:value-type="float" office:value="748" calcext:value-type="float">
            <text:p>748</text:p>
          </table:table-cell>
          <table:table-cell table:number-columns-repeated="1019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office:value-type="string" calcext:value-type="string">
            <text:p>Дан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529];[$'Родственные связи'.A$1:.B$1048576];2;0)" office:value-type="float" office:value="848" calcext:value-type="float">
            <text:p>84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29" calcext:value-type="float">
            <text:p>529</text:p>
          </table:table-cell>
          <table:table-cell office:value-type="string" calcext:value-type="string">
            <text:p>Орл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5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0" calcext:value-type="float">
            <text:p>530</text:p>
          </table:table-cell>
          <table:table-cell office:value-type="string" calcext:value-type="string">
            <text:p>Суворо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5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1" calcext:value-type="float">
            <text:p>531</text:p>
          </table:table-cell>
          <table:table-cell office:value-type="string" calcext:value-type="string">
            <text:p>Лук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office:value-type="string" calcext:value-type="string">
            <text:p>Смирно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533];[$'Родственные связи'.A$1:.B$1048576];2;0)" office:value-type="float" office:value="468" calcext:value-type="float">
            <text:p>46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3" calcext:value-type="float">
            <text:p>533</text:p>
          </table:table-cell>
          <table:table-cell office:value-type="string" calcext:value-type="string">
            <text:p>Симо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534];[$'Родственные связи'.A$1:.B$1048576];2;0)" office:value-type="float" office:value="319" calcext:value-type="float">
            <text:p>31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4" calcext:value-type="float">
            <text:p>534</text:p>
          </table:table-cell>
          <table:table-cell office:value-type="string" calcext:value-type="string">
            <text:p>Артамон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5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5" calcext:value-type="float">
            <text:p>535</text:p>
          </table:table-cell>
          <table:table-cell office:value-type="string" calcext:value-type="string">
            <text:p>Черн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5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6" calcext:value-type="float">
            <text:p>536</text:p>
          </table:table-cell>
          <table:table-cell office:value-type="string" calcext:value-type="string">
            <text:p>Зайце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5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7" calcext:value-type="float">
            <text:p>537</text:p>
          </table:table-cell>
          <table:table-cell office:value-type="string" calcext:value-type="string">
            <text:p>Ковалев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8" calcext:value-type="float">
            <text:p>538</text:p>
          </table:table-cell>
          <table:table-cell office:value-type="string" calcext:value-type="string">
            <text:p>Быкова У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539];[$'Родственные связи'.A$1:.B$1048576];2;0)" office:value-type="float" office:value="277" calcext:value-type="float">
            <text:p>27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Сав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5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office:value-type="string" calcext:value-type="string">
            <text:p>Гусев Р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41];[$'Родственные связи'.A$1:.B$1048576];2;0)" office:value-type="float" office:value="725" calcext:value-type="float">
            <text:p>7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1" calcext:value-type="float">
            <text:p>541</text:p>
          </table:table-cell>
          <table:table-cell office:value-type="string" calcext:value-type="string">
            <text:p>Гром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office:value-type="string" calcext:value-type="string">
            <text:p>Парфе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43];[$'Родственные связи'.A$1:.B$1048576];2;0)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office:value-type="string" calcext:value-type="string">
            <text:p>Смирнов Р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544];[$'Родственные связи'.A$1:.B$1048576];2;0)" office:value-type="float" office:value="521" calcext:value-type="float">
            <text:p>52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4" calcext:value-type="float">
            <text:p>544</text:p>
          </table:table-cell>
          <table:table-cell office:value-type="string" calcext:value-type="string">
            <text:p>Фом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5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5" calcext:value-type="float">
            <text:p>545</text:p>
          </table:table-cell>
          <table:table-cell office:value-type="string" calcext:value-type="string">
            <text:p>Никифоров Л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5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6" calcext:value-type="float">
            <text:p>546</text:p>
          </table:table-cell>
          <table:table-cell office:value-type="string" calcext:value-type="string">
            <text:p>Куз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54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7" calcext:value-type="float">
            <text:p>547</text:p>
          </table:table-cell>
          <table:table-cell office:value-type="string" calcext:value-type="string">
            <text:p>Юдин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5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8" calcext:value-type="float">
            <text:p>548</text:p>
          </table:table-cell>
          <table:table-cell office:value-type="string" calcext:value-type="string">
            <text:p>Нови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5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49" calcext:value-type="float">
            <text:p>549</text:p>
          </table:table-cell>
          <table:table-cell office:value-type="string" calcext:value-type="string">
            <text:p>Успенская К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5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Соболев Е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5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office:value-type="string" calcext:value-type="string">
            <text:p>Рома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552];[$'Родственные связи'.A$1:.B$1048576];2;0)" office:value-type="float" office:value="982" calcext:value-type="float">
            <text:p>98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2" calcext:value-type="float">
            <text:p>552</text:p>
          </table:table-cell>
          <table:table-cell office:value-type="string" calcext:value-type="string">
            <text:p>Харитон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3" calcext:value-type="float">
            <text:p>553</text:p>
          </table:table-cell>
          <table:table-cell office:value-type="string" calcext:value-type="string">
            <text:p>Лебед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554];[$'Родственные связи'.A$1:.B$1048576];2;0)" office:value-type="float" office:value="896" calcext:value-type="float">
            <text:p>89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4" calcext:value-type="float">
            <text:p>554</text:p>
          </table:table-cell>
          <table:table-cell office:value-type="string" calcext:value-type="string">
            <text:p>Булгак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5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5" calcext:value-type="float">
            <text:p>555</text:p>
          </table:table-cell>
          <table:table-cell office:value-type="string" calcext:value-type="string">
            <text:p>Григор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5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6" calcext:value-type="float">
            <text:p>556</text:p>
          </table:table-cell>
          <table:table-cell office:value-type="string" calcext:value-type="string">
            <text:p>Дорофе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5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7" calcext:value-type="float">
            <text:p>557</text:p>
          </table:table-cell>
          <table:table-cell office:value-type="string" calcext:value-type="string">
            <text:p>Кудряш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5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8" calcext:value-type="float">
            <text:p>558</text:p>
          </table:table-cell>
          <table:table-cell office:value-type="string" calcext:value-type="string">
            <text:p>Громова У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5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59" calcext:value-type="float">
            <text:p>559</text:p>
          </table:table-cell>
          <table:table-cell office:value-type="string" calcext:value-type="string">
            <text:p>Русанов С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0" calcext:value-type="float">
            <text:p>560</text:p>
          </table:table-cell>
          <table:table-cell office:value-type="string" calcext:value-type="string">
            <text:p>Островский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5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1" calcext:value-type="float">
            <text:p>561</text:p>
          </table:table-cell>
          <table:table-cell office:value-type="string" calcext:value-type="string">
            <text:p>Заха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2" calcext:value-type="float">
            <text:p>562</text:p>
          </table:table-cell>
          <table:table-cell office:value-type="string" calcext:value-type="string">
            <text:p>Николаев К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5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3" calcext:value-type="float">
            <text:p>563</text:p>
          </table:table-cell>
          <table:table-cell office:value-type="string" calcext:value-type="string">
            <text:p>Сергее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5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4" calcext:value-type="float">
            <text:p>564</text:p>
          </table:table-cell>
          <table:table-cell office:value-type="string" calcext:value-type="string">
            <text:p>Жук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5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office:value-type="string" calcext:value-type="string">
            <text:p>Кулешо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566];[$'Родственные связи'.A$1:.B$1048576];2;0)" office:value-type="float" office:value="426" calcext:value-type="float">
            <text:p>42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6" calcext:value-type="float">
            <text:p>566</text:p>
          </table:table-cell>
          <table:table-cell office:value-type="string" calcext:value-type="string">
            <text:p>Дубинин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5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7" calcext:value-type="float">
            <text:p>567</text:p>
          </table:table-cell>
          <table:table-cell office:value-type="string" calcext:value-type="string">
            <text:p>Бел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5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8" calcext:value-type="float">
            <text:p>568</text:p>
          </table:table-cell>
          <table:table-cell office:value-type="string" calcext:value-type="string">
            <text:p>Виноград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5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69" calcext:value-type="float">
            <text:p>569</text:p>
          </table:table-cell>
          <table:table-cell office:value-type="string" calcext:value-type="string">
            <text:p>Орехов В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5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0" calcext:value-type="float">
            <text:p>570</text:p>
          </table:table-cell>
          <table:table-cell office:value-type="string" calcext:value-type="string">
            <text:p>Петров Ф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5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1" calcext:value-type="float">
            <text:p>571</text:p>
          </table:table-cell>
          <table:table-cell office:value-type="string" calcext:value-type="string">
            <text:p>Петро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5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2" calcext:value-type="float">
            <text:p>572</text:p>
          </table:table-cell>
          <table:table-cell office:value-type="string" calcext:value-type="string">
            <text:p>Маслов Г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5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3" calcext:value-type="float">
            <text:p>573</text:p>
          </table:table-cell>
          <table:table-cell office:value-type="string" calcext:value-type="string">
            <text:p>Третьякова Ю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5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4" calcext:value-type="float">
            <text:p>574</text:p>
          </table:table-cell>
          <table:table-cell office:value-type="string" calcext:value-type="string">
            <text:p>Петровская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5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office:value-type="string" calcext:value-type="string">
            <text:p>Лебеде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76];[$'Родственные связи'.A$1:.B$1048576];2;0)" office:value-type="float" office:value="675" calcext:value-type="float">
            <text:p>67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6" calcext:value-type="float">
            <text:p>576</text:p>
          </table:table-cell>
          <table:table-cell office:value-type="string" calcext:value-type="string">
            <text:p>Осипов Р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5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7" calcext:value-type="float">
            <text:p>577</text:p>
          </table:table-cell>
          <table:table-cell office:value-type="string" calcext:value-type="string">
            <text:p>Лебеде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78" calcext:value-type="float">
            <text:p>578</text:p>
          </table:table-cell>
          <table:table-cell office:value-type="string" calcext:value-type="string">
            <text:p>Фадее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5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office:value-type="string" calcext:value-type="string">
            <text:p>Копылов Г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580];[$'Родственные связи'.A$1:.B$1048576];2;0)" office:value-type="float" office:value="551" calcext:value-type="float">
            <text:p>55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0" calcext:value-type="float">
            <text:p>580</text:p>
          </table:table-cell>
          <table:table-cell office:value-type="string" calcext:value-type="string">
            <text:p>Лапт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1" calcext:value-type="float">
            <text:p>581</text:p>
          </table:table-cell>
          <table:table-cell office:value-type="string" calcext:value-type="string">
            <text:p>Андрианов С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5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office:value-type="string" calcext:value-type="string">
            <text:p>Горюнов Г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583];[$'Родственные связи'.A$1:.B$1048576];2;0)"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3" calcext:value-type="float">
            <text:p>583</text:p>
          </table:table-cell>
          <table:table-cell office:value-type="string" calcext:value-type="string">
            <text:p>Василь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4" calcext:value-type="float">
            <text:p>584</text:p>
          </table:table-cell>
          <table:table-cell office:value-type="string" calcext:value-type="string">
            <text:p>Сидоро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5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5" calcext:value-type="float">
            <text:p>585</text:p>
          </table:table-cell>
          <table:table-cell office:value-type="string" calcext:value-type="string">
            <text:p>Гусев Г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5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6" calcext:value-type="float">
            <text:p>586</text:p>
          </table:table-cell>
          <table:table-cell office:value-type="string" calcext:value-type="string">
            <text:p>Михайлова И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5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7" calcext:value-type="float">
            <text:p>587</text:p>
          </table:table-cell>
          <table:table-cell office:value-type="string" calcext:value-type="string">
            <text:p>Иванов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5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8" calcext:value-type="float">
            <text:p>588</text:p>
          </table:table-cell>
          <table:table-cell office:value-type="string" calcext:value-type="string">
            <text:p>Полякова Е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89];[$'Родственные связи'.A$1:.B$1048576];2;0)" office:value-type="float" office:value="225" calcext:value-type="float">
            <text:p>2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89" calcext:value-type="float">
            <text:p>589</text:p>
          </table:table-cell>
          <table:table-cell office:value-type="string" calcext:value-type="string">
            <text:p>Балаш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5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0" calcext:value-type="float">
            <text:p>590</text:p>
          </table:table-cell>
          <table:table-cell office:value-type="string" calcext:value-type="string">
            <text:p>Сергеев Г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5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1" calcext:value-type="float">
            <text:p>591</text:p>
          </table:table-cell>
          <table:table-cell office:value-type="string" calcext:value-type="string">
            <text:p>Поляков А. Ю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5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2" calcext:value-type="float">
            <text:p>592</text:p>
          </table:table-cell>
          <table:table-cell office:value-type="string" calcext:value-type="string">
            <text:p>Егоро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5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3" calcext:value-type="float">
            <text:p>593</text:p>
          </table:table-cell>
          <table:table-cell office:value-type="string" calcext:value-type="string">
            <text:p>Блинов И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5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4" calcext:value-type="float">
            <text:p>594</text:p>
          </table:table-cell>
          <table:table-cell office:value-type="string" calcext:value-type="string">
            <text:p>Федосе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5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5" calcext:value-type="float">
            <text:p>595</text:p>
          </table:table-cell>
          <table:table-cell office:value-type="string" calcext:value-type="string">
            <text:p>Андре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96];[$'Родственные связи'.A$1:.B$1048576];2;0)" office:value-type="float" office:value="94" calcext:value-type="float">
            <text:p>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6" calcext:value-type="float">
            <text:p>596</text:p>
          </table:table-cell>
          <table:table-cell office:value-type="string" calcext:value-type="string">
            <text:p>Макар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5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office:value-type="string" calcext:value-type="string">
            <text:p>Медведе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598];[$'Родственные связи'.A$1:.B$1048576];2;0)" office:value-type="float" office:value="905" calcext:value-type="float">
            <text:p>90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8" calcext:value-type="float">
            <text:p>598</text:p>
          </table:table-cell>
          <table:table-cell office:value-type="string" calcext:value-type="string">
            <text:p>Фрол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5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599" calcext:value-type="float">
            <text:p>599</text:p>
          </table:table-cell>
          <table:table-cell office:value-type="string" calcext:value-type="string">
            <text:p>Василье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0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Зайц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6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1" calcext:value-type="float">
            <text:p>601</text:p>
          </table:table-cell>
          <table:table-cell office:value-type="string" calcext:value-type="string">
            <text:p>Ушак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6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2" calcext:value-type="float">
            <text:p>602</text:p>
          </table:table-cell>
          <table:table-cell office:value-type="string" calcext:value-type="string">
            <text:p>Потап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6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office:value-type="string" calcext:value-type="string">
            <text:p>Касьян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04];[$'Родственные связи'.A$1:.B$1048576];2;0)" office:value-type="float" office:value="799" calcext:value-type="float">
            <text:p>79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4" calcext:value-type="float">
            <text:p>604</text:p>
          </table:table-cell>
          <table:table-cell office:value-type="string" calcext:value-type="string">
            <text:p>Панина К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6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office:value-type="string" calcext:value-type="string">
            <text:p>Золотаре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06];[$'Родственные связи'.A$1:.B$1048576];2;0)" office:value-type="float" office:value="789" calcext:value-type="float">
            <text:p>78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6" calcext:value-type="float">
            <text:p>606</text:p>
          </table:table-cell>
          <table:table-cell office:value-type="string" calcext:value-type="string">
            <text:p>Широ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7" calcext:value-type="float">
            <text:p>607</text:p>
          </table:table-cell>
          <table:table-cell office:value-type="string" calcext:value-type="string">
            <text:p>Морозова У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08" calcext:value-type="float">
            <text:p>608</text:p>
          </table:table-cell>
          <table:table-cell office:value-type="string" calcext:value-type="string">
            <text:p>Харитон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6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office:value-type="string" calcext:value-type="string">
            <text:p>Захаров Б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10];[$'Родственные связи'.A$1:.B$1048576];2;0)" office:value-type="float" office:value="403" calcext:value-type="float">
            <text:p>40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0" calcext:value-type="float">
            <text:p>610</text:p>
          </table:table-cell>
          <table:table-cell office:value-type="string" calcext:value-type="string">
            <text:p>Журавле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1" calcext:value-type="float">
            <text:p>611</text:p>
          </table:table-cell>
          <table:table-cell office:value-type="string" calcext:value-type="string">
            <text:p>Прохоров М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6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2" calcext:value-type="float">
            <text:p>612</text:p>
          </table:table-cell>
          <table:table-cell office:value-type="string" calcext:value-type="string">
            <text:p>Сергеев И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6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3" calcext:value-type="float">
            <text:p>613</text:p>
          </table:table-cell>
          <table:table-cell office:value-type="string" calcext:value-type="string">
            <text:p>Капуст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6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4" calcext:value-type="float">
            <text:p>614</text:p>
          </table:table-cell>
          <table:table-cell office:value-type="string" calcext:value-type="string">
            <text:p>Демин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6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5" calcext:value-type="float">
            <text:p>615</text:p>
          </table:table-cell>
          <table:table-cell office:value-type="string" calcext:value-type="string">
            <text:p>Трошина К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6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6" calcext:value-type="float">
            <text:p>616</text:p>
          </table:table-cell>
          <table:table-cell office:value-type="string" calcext:value-type="string">
            <text:p>Малыше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17];[$'Родственные связи'.A$1:.B$1048576];2;0)"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7" calcext:value-type="float">
            <text:p>617</text:p>
          </table:table-cell>
          <table:table-cell office:value-type="string" calcext:value-type="string">
            <text:p>Панфил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6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8" calcext:value-type="float">
            <text:p>618</text:p>
          </table:table-cell>
          <table:table-cell office:value-type="string" calcext:value-type="string">
            <text:p>Лебеде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6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19" calcext:value-type="float">
            <text:p>619</text:p>
          </table:table-cell>
          <table:table-cell office:value-type="string" calcext:value-type="string">
            <text:p>Попо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0" calcext:value-type="float">
            <text:p>620</text:p>
          </table:table-cell>
          <table:table-cell office:value-type="string" calcext:value-type="string">
            <text:p>Антон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6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1" calcext:value-type="float">
            <text:p>621</text:p>
          </table:table-cell>
          <table:table-cell office:value-type="string" calcext:value-type="string">
            <text:p>Филипп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6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2" calcext:value-type="float">
            <text:p>622</text:p>
          </table:table-cell>
          <table:table-cell office:value-type="string" calcext:value-type="string">
            <text:p>Волк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3" calcext:value-type="float">
            <text:p>623</text:p>
          </table:table-cell>
          <table:table-cell office:value-type="string" calcext:value-type="string">
            <text:p>Маркин М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4" calcext:value-type="float">
            <text:p>624</text:p>
          </table:table-cell>
          <table:table-cell office:value-type="string" calcext:value-type="string">
            <text:p>Василье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6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5" calcext:value-type="float">
            <text:p>625</text:p>
          </table:table-cell>
          <table:table-cell office:value-type="string" calcext:value-type="string">
            <text:p>Свиридова П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6" calcext:value-type="float">
            <text:p>626</text:p>
          </table:table-cell>
          <table:table-cell office:value-type="string" calcext:value-type="string">
            <text:p>Гусева Д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6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7" calcext:value-type="float">
            <text:p>627</text:p>
          </table:table-cell>
          <table:table-cell office:value-type="string" calcext:value-type="string">
            <text:p>Комар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28];[$'Родственные связи'.A$1:.B$1048576];2;0)" office:value-type="float" office:value="140" calcext:value-type="float">
            <text:p>14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8" calcext:value-type="float">
            <text:p>628</text:p>
          </table:table-cell>
          <table:table-cell office:value-type="string" calcext:value-type="string">
            <text:p>Смирн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29" calcext:value-type="float">
            <text:p>629</text:p>
          </table:table-cell>
          <table:table-cell office:value-type="string" calcext:value-type="string">
            <text:p>Булат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6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0" calcext:value-type="float">
            <text:p>630</text:p>
          </table:table-cell>
          <table:table-cell office:value-type="string" calcext:value-type="string">
            <text:p>Толкачев Н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string" calcext:value-type="string">
            <text:p>Покровский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632];[$'Родственные связи'.A$1:.B$1048576];2;0)" office:value-type="float" office:value="703" calcext:value-type="float">
            <text:p>70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2" calcext:value-type="float">
            <text:p>632</text:p>
          </table:table-cell>
          <table:table-cell office:value-type="string" calcext:value-type="string">
            <text:p>Морозо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6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3" calcext:value-type="float">
            <text:p>633</text:p>
          </table:table-cell>
          <table:table-cell office:value-type="string" calcext:value-type="string">
            <text:p>Никола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6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4" calcext:value-type="float">
            <text:p>634</text:p>
          </table:table-cell>
          <table:table-cell office:value-type="string" calcext:value-type="string">
            <text:p>Звер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6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5" calcext:value-type="float">
            <text:p>635</text:p>
          </table:table-cell>
          <table:table-cell office:value-type="string" calcext:value-type="string">
            <text:p>Мельник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6" calcext:value-type="float">
            <text:p>636</text:p>
          </table:table-cell>
          <table:table-cell office:value-type="string" calcext:value-type="string">
            <text:p>Егоров М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6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7" calcext:value-type="float">
            <text:p>637</text:p>
          </table:table-cell>
          <table:table-cell office:value-type="string" calcext:value-type="string">
            <text:p>Карпов Т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8" calcext:value-type="float">
            <text:p>638</text:p>
          </table:table-cell>
          <table:table-cell office:value-type="string" calcext:value-type="string">
            <text:p>Данил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6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39" calcext:value-type="float">
            <text:p>639</text:p>
          </table:table-cell>
          <table:table-cell office:value-type="string" calcext:value-type="string">
            <text:p>Антипова П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6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0" calcext:value-type="float">
            <text:p>640</text:p>
          </table:table-cell>
          <table:table-cell office:value-type="string" calcext:value-type="string">
            <text:p>Денисов Е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6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1" calcext:value-type="float">
            <text:p>641</text:p>
          </table:table-cell>
          <table:table-cell office:value-type="string" calcext:value-type="string">
            <text:p>Ефим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2" calcext:value-type="float">
            <text:p>642</text:p>
          </table:table-cell>
          <table:table-cell office:value-type="string" calcext:value-type="string">
            <text:p>Василь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6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3" calcext:value-type="float">
            <text:p>643</text:p>
          </table:table-cell>
          <table:table-cell office:value-type="string" calcext:value-type="string">
            <text:p>Максим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6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office:value-type="string" calcext:value-type="string">
            <text:p>Андреев К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645];[$'Родственные связи'.A$1:.B$1048576];2;0)" office:value-type="float" office:value="720" calcext:value-type="float">
            <text:p>72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5" calcext:value-type="float">
            <text:p>645</text:p>
          </table:table-cell>
          <table:table-cell office:value-type="string" calcext:value-type="string">
            <text:p>Князев В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6" calcext:value-type="float">
            <text:p>646</text:p>
          </table:table-cell>
          <table:table-cell office:value-type="string" calcext:value-type="string">
            <text:p>Платонова Е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647];[$'Родственные связи'.A$1:.B$1048576];2;0)" office:value-type="float" office:value="848" calcext:value-type="float">
            <text:p>84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7" calcext:value-type="float">
            <text:p>647</text:p>
          </table:table-cell>
          <table:table-cell office:value-type="string" calcext:value-type="string">
            <text:p>Комиссаров П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8" calcext:value-type="float">
            <text:p>648</text:p>
          </table:table-cell>
          <table:table-cell office:value-type="string" calcext:value-type="string">
            <text:p>Поп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6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49" calcext:value-type="float">
            <text:p>649</text:p>
          </table:table-cell>
          <table:table-cell office:value-type="string" calcext:value-type="string">
            <text:p>Владимирова Д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6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0" calcext:value-type="float">
            <text:p>650</text:p>
          </table:table-cell>
          <table:table-cell office:value-type="string" calcext:value-type="string">
            <text:p>Рудаков С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1" calcext:value-type="float">
            <text:p>651</text:p>
          </table:table-cell>
          <table:table-cell office:value-type="string" calcext:value-type="string">
            <text:p>Дан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6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2" calcext:value-type="float">
            <text:p>652</text:p>
          </table:table-cell>
          <table:table-cell office:value-type="string" calcext:value-type="string">
            <text:p>Горшк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5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3" calcext:value-type="float">
            <text:p>653</text:p>
          </table:table-cell>
          <table:table-cell office:value-type="string" calcext:value-type="string">
            <text:p>Белоус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6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4" calcext:value-type="float">
            <text:p>654</text:p>
          </table:table-cell>
          <table:table-cell office:value-type="string" calcext:value-type="string">
            <text:p>Соловье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5" calcext:value-type="float">
            <text:p>655</text:p>
          </table:table-cell>
          <table:table-cell office:value-type="string" calcext:value-type="string">
            <text:p>Александрова А. Э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656];[$'Родственные связи'.A$1:.B$1048576];2;0)" office:value-type="float" office:value="273" calcext:value-type="float">
            <text:p>27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6" calcext:value-type="float">
            <text:p>656</text:p>
          </table:table-cell>
          <table:table-cell office:value-type="string" calcext:value-type="string">
            <text:p>Родион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5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7" calcext:value-type="float">
            <text:p>657</text:p>
          </table:table-cell>
          <table:table-cell office:value-type="string" calcext:value-type="string">
            <text:p>Романова Е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6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8" calcext:value-type="float">
            <text:p>658</text:p>
          </table:table-cell>
          <table:table-cell office:value-type="string" calcext:value-type="string">
            <text:p>Смирн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59" calcext:value-type="float">
            <text:p>659</text:p>
          </table:table-cell>
          <table:table-cell office:value-type="string" calcext:value-type="string">
            <text:p>Колесник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6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Фомин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661];[$'Родственные связи'.A$1:.B$1048576];2;0)" office:value-type="float" office:value="239" calcext:value-type="float">
            <text:p>23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1" calcext:value-type="float">
            <text:p>661</text:p>
          </table:table-cell>
          <table:table-cell office:value-type="string" calcext:value-type="string">
            <text:p>Гришин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6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string" calcext:value-type="string">
            <text:p>Степан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663];[$'Родственные связи'.A$1:.B$1048576];2;0)" office:value-type="float" office:value="147" calcext:value-type="float">
            <text:p>14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3" calcext:value-type="float">
            <text:p>663</text:p>
          </table:table-cell>
          <table:table-cell office:value-type="string" calcext:value-type="string">
            <text:p>Никола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4" calcext:value-type="float">
            <text:p>664</text:p>
          </table:table-cell>
          <table:table-cell office:value-type="string" calcext:value-type="string">
            <text:p>Васильев Д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6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5" calcext:value-type="float">
            <text:p>665</text:p>
          </table:table-cell>
          <table:table-cell office:value-type="string" calcext:value-type="string">
            <text:p>Виноградов Д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66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6" calcext:value-type="float">
            <text:p>666</text:p>
          </table:table-cell>
          <table:table-cell office:value-type="string" calcext:value-type="string">
            <text:p>Быко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7" calcext:value-type="float">
            <text:p>667</text:p>
          </table:table-cell>
          <table:table-cell office:value-type="string" calcext:value-type="string">
            <text:p>Фролов Р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8" calcext:value-type="float">
            <text:p>668</text:p>
          </table:table-cell>
          <table:table-cell office:value-type="string" calcext:value-type="string">
            <text:p>Ларион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69" calcext:value-type="float">
            <text:p>669</text:p>
          </table:table-cell>
          <table:table-cell office:value-type="string" calcext:value-type="string">
            <text:p>Самсон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6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0" calcext:value-type="float">
            <text:p>670</text:p>
          </table:table-cell>
          <table:table-cell office:value-type="string" calcext:value-type="string">
            <text:p>Иль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6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1" calcext:value-type="float">
            <text:p>671</text:p>
          </table:table-cell>
          <table:table-cell office:value-type="string" calcext:value-type="string">
            <text:p>Тарас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6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2" calcext:value-type="float">
            <text:p>672</text:p>
          </table:table-cell>
          <table:table-cell office:value-type="string" calcext:value-type="string">
            <text:p>Степа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73];[$'Родственные связи'.A$1:.B$1048576];2;0)" office:value-type="float" office:value="468" calcext:value-type="float">
            <text:p>46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3" calcext:value-type="float">
            <text:p>673</text:p>
          </table:table-cell>
          <table:table-cell office:value-type="string" calcext:value-type="string">
            <text:p>Кузнецова Д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Вави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6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5" calcext:value-type="float">
            <text:p>675</text:p>
          </table:table-cell>
          <table:table-cell office:value-type="string" calcext:value-type="string">
            <text:p>Дмитрие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6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6" calcext:value-type="float">
            <text:p>676</text:p>
          </table:table-cell>
          <table:table-cell office:value-type="string" calcext:value-type="string">
            <text:p>Вешняк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7" calcext:value-type="float">
            <text:p>677</text:p>
          </table:table-cell>
          <table:table-cell office:value-type="string" calcext:value-type="string">
            <text:p>Мороз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6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8" calcext:value-type="float">
            <text:p>678</text:p>
          </table:table-cell>
          <table:table-cell office:value-type="string" calcext:value-type="string">
            <text:p>Мельников Л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6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79" calcext:value-type="float">
            <text:p>679</text:p>
          </table:table-cell>
          <table:table-cell office:value-type="string" calcext:value-type="string">
            <text:p>Крыл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6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Долг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6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1" calcext:value-type="float">
            <text:p>681</text:p>
          </table:table-cell>
          <table:table-cell office:value-type="string" calcext:value-type="string">
            <text:p>Харито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6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2" calcext:value-type="float">
            <text:p>682</text:p>
          </table:table-cell>
          <table:table-cell office:value-type="string" calcext:value-type="string">
            <text:p>Николае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6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string" calcext:value-type="string">
            <text:p>Мартынов Л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684];[$'Родственные связи'.A$1:.B$1048576];2;0)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4" calcext:value-type="float">
            <text:p>684</text:p>
          </table:table-cell>
          <table:table-cell office:value-type="string" calcext:value-type="string">
            <text:p>Капустина С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685];[$'Родственные связи'.A$1:.B$1048576];2;0)" office:value-type="float" office:value="653" calcext:value-type="float">
            <text:p>65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5" calcext:value-type="float">
            <text:p>685</text:p>
          </table:table-cell>
          <table:table-cell office:value-type="string" calcext:value-type="string">
            <text:p>Лапт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6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6" calcext:value-type="float">
            <text:p>686</text:p>
          </table:table-cell>
          <table:table-cell office:value-type="string" calcext:value-type="string">
            <text:p>Семенов А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6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7" calcext:value-type="float">
            <text:p>687</text:p>
          </table:table-cell>
          <table:table-cell office:value-type="string" calcext:value-type="string">
            <text:p>Степан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88];[$'Родственные связи'.A$1:.B$1048576];2;0)" office:value-type="float" office:value="618" calcext:value-type="float">
            <text:p>6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8" calcext:value-type="float">
            <text:p>688</text:p>
          </table:table-cell>
          <table:table-cell office:value-type="string" calcext:value-type="string">
            <text:p>Василье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6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89" calcext:value-type="float">
            <text:p>689</text:p>
          </table:table-cell>
          <table:table-cell office:value-type="string" calcext:value-type="string">
            <text:p>Иван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6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0" calcext:value-type="float">
            <text:p>690</text:p>
          </table:table-cell>
          <table:table-cell office:value-type="string" calcext:value-type="string">
            <text:p>Зуе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691];[$'Родственные связи'.A$1:.B$1048576];2;0)" office:value-type="float" office:value="725" calcext:value-type="float">
            <text:p>72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1" calcext:value-type="float">
            <text:p>691</text:p>
          </table:table-cell>
          <table:table-cell office:value-type="string" calcext:value-type="string">
            <text:p>Кузнецова У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6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2" calcext:value-type="float">
            <text:p>692</text:p>
          </table:table-cell>
          <table:table-cell office:value-type="string" calcext:value-type="string">
            <text:p>Андреева Д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6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3" calcext:value-type="float">
            <text:p>693</text:p>
          </table:table-cell>
          <table:table-cell office:value-type="string" calcext:value-type="string">
            <text:p>Уткин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6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4" calcext:value-type="float">
            <text:p>694</text:p>
          </table:table-cell>
          <table:table-cell office:value-type="string" calcext:value-type="string">
            <text:p>Крылов Г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6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5" calcext:value-type="float">
            <text:p>695</text:p>
          </table:table-cell>
          <table:table-cell office:value-type="string" calcext:value-type="string">
            <text:p>Андриа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6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6" calcext:value-type="float">
            <text:p>696</text:p>
          </table:table-cell>
          <table:table-cell office:value-type="string" calcext:value-type="string">
            <text:p>Пет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6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7" calcext:value-type="float">
            <text:p>697</text:p>
          </table:table-cell>
          <table:table-cell office:value-type="string" calcext:value-type="string">
            <text:p>Макар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6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698" calcext:value-type="float">
            <text:p>698</text:p>
          </table:table-cell>
          <table:table-cell office:value-type="string" calcext:value-type="string">
            <text:p>Широк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6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Селиванов М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00];[$'Родственные связи'.A$1:.B$1048576];2;0)" office:value-type="float" office:value="651" calcext:value-type="float">
            <text:p>65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Николае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701];[$'Родственные связи'.A$1:.B$1048576];2;0)" office:value-type="float" office:value="572" calcext:value-type="float">
            <text:p>5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1" calcext:value-type="float">
            <text:p>701</text:p>
          </table:table-cell>
          <table:table-cell office:value-type="string" calcext:value-type="string">
            <text:p>Костина О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2" calcext:value-type="float">
            <text:p>702</text:p>
          </table:table-cell>
          <table:table-cell office:value-type="string" calcext:value-type="string">
            <text:p>Орлова П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03];[$'Родственные связи'.A$1:.B$1048576];2;0)" office:value-type="float" office:value="489" calcext:value-type="float">
            <text:p>48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3" calcext:value-type="float">
            <text:p>703</text:p>
          </table:table-cell>
          <table:table-cell office:value-type="string" calcext:value-type="string">
            <text:p>Герасим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0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4" calcext:value-type="float">
            <text:p>704</text:p>
          </table:table-cell>
          <table:table-cell office:value-type="string" calcext:value-type="string">
            <text:p>Вавил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7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string" calcext:value-type="string">
            <text:p>Глебов В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06];[$'Родственные связи'.A$1:.B$1048576];2;0)" office:value-type="float" office:value="670" calcext:value-type="float">
            <text:p>67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6" calcext:value-type="float">
            <text:p>706</text:p>
          </table:table-cell>
          <table:table-cell office:value-type="string" calcext:value-type="string">
            <text:p>Ширяева П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707];[$'Родственные связи'.A$1:.B$1048576];2;0)" office:value-type="float" office:value="499" calcext:value-type="float">
            <text:p>49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7" calcext:value-type="float">
            <text:p>707</text:p>
          </table:table-cell>
          <table:table-cell office:value-type="string" calcext:value-type="string">
            <text:p>Чеснокова А. Я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7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string" calcext:value-type="string">
            <text:p>Трифонов П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709];[$'Родственные связи'.A$1:.B$1048576];2;0)" office:value-type="float" office:value="489" calcext:value-type="float">
            <text:p>48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09" calcext:value-type="float">
            <text:p>709</text:p>
          </table:table-cell>
          <table:table-cell office:value-type="string" calcext:value-type="string">
            <text:p>Иванова Ю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7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0" calcext:value-type="float">
            <text:p>710</text:p>
          </table:table-cell>
          <table:table-cell office:value-type="string" calcext:value-type="string">
            <text:p>Сергеева М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11];[$'Родственные связи'.A$1:.B$1048576];2;0)" office:value-type="float" office:value="780" calcext:value-type="float">
            <text:p>78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1" calcext:value-type="float">
            <text:p>711</text:p>
          </table:table-cell>
          <table:table-cell office:value-type="string" calcext:value-type="string">
            <text:p>Савельева Е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712];[$'Родственные связи'.A$1:.B$1048576];2;0)" office:value-type="float" office:value="728" calcext:value-type="float">
            <text:p>72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2" calcext:value-type="float">
            <text:p>712</text:p>
          </table:table-cell>
          <table:table-cell office:value-type="string" calcext:value-type="string">
            <text:p>Пугачев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7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3" calcext:value-type="float">
            <text:p>713</text:p>
          </table:table-cell>
          <table:table-cell office:value-type="string" calcext:value-type="string">
            <text:p>Кузнецов К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7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4" calcext:value-type="float">
            <text:p>714</text:p>
          </table:table-cell>
          <table:table-cell office:value-type="string" calcext:value-type="string">
            <text:p>Демьянов С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7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5" calcext:value-type="float">
            <text:p>715</text:p>
          </table:table-cell>
          <table:table-cell office:value-type="string" calcext:value-type="string">
            <text:p>Ковале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7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6" calcext:value-type="float">
            <text:p>716</text:p>
          </table:table-cell>
          <table:table-cell office:value-type="string" calcext:value-type="string">
            <text:p>Шаповал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7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7" calcext:value-type="float">
            <text:p>717</text:p>
          </table:table-cell>
          <table:table-cell office:value-type="string" calcext:value-type="string">
            <text:p>Ермилов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8" calcext:value-type="float">
            <text:p>718</text:p>
          </table:table-cell>
          <table:table-cell office:value-type="string" calcext:value-type="string">
            <text:p>Лукьянов П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7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19" calcext:value-type="float">
            <text:p>719</text:p>
          </table:table-cell>
          <table:table-cell office:value-type="string" calcext:value-type="string">
            <text:p>Симонов Г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7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0" calcext:value-type="float">
            <text:p>720</text:p>
          </table:table-cell>
          <table:table-cell office:value-type="string" calcext:value-type="string">
            <text:p>Успенский М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string" calcext:value-type="string">
            <text:p>Воронов А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722];[$'Родственные связи'.A$1:.B$1048576];2;0)" office:value-type="float" office:value="318" calcext:value-type="float">
            <text:p>3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2" calcext:value-type="float">
            <text:p>722</text:p>
          </table:table-cell>
          <table:table-cell office:value-type="string" calcext:value-type="string">
            <text:p>Блохин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723];[$'Родственные связи'.A$1:.B$1048576];2;0)" office:value-type="float" office:value="417" calcext:value-type="float">
            <text:p>41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3" calcext:value-type="float">
            <text:p>723</text:p>
          </table:table-cell>
          <table:table-cell office:value-type="string" calcext:value-type="string">
            <text:p>Назаров П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7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4" calcext:value-type="float">
            <text:p>724</text:p>
          </table:table-cell>
          <table:table-cell office:value-type="string" calcext:value-type="string">
            <text:p>Калинин Н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7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5" calcext:value-type="float">
            <text:p>725</text:p>
          </table:table-cell>
          <table:table-cell office:value-type="string" calcext:value-type="string">
            <text:p>Андре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7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office:value-type="string" calcext:value-type="string">
            <text:p>Владими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727];[$'Родственные связи'.A$1:.B$1048576];2;0)" office:value-type="float" office:value="45" calcext:value-type="float">
            <text:p>4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7" calcext:value-type="float">
            <text:p>727</text:p>
          </table:table-cell>
          <table:table-cell office:value-type="string" calcext:value-type="string">
            <text:p>Боча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7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8" calcext:value-type="float">
            <text:p>728</text:p>
          </table:table-cell>
          <table:table-cell office:value-type="string" calcext:value-type="string">
            <text:p>Семенов Д. Р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7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29" calcext:value-type="float">
            <text:p>729</text:p>
          </table:table-cell>
          <table:table-cell office:value-type="string" calcext:value-type="string">
            <text:p>Козл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7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0" calcext:value-type="float">
            <text:p>730</text:p>
          </table:table-cell>
          <table:table-cell office:value-type="string" calcext:value-type="string">
            <text:p>Мельни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7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1" calcext:value-type="float">
            <text:p>731</text:p>
          </table:table-cell>
          <table:table-cell office:value-type="string" calcext:value-type="string">
            <text:p>Семин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7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2" calcext:value-type="float">
            <text:p>732</text:p>
          </table:table-cell>
          <table:table-cell office:value-type="string" calcext:value-type="string">
            <text:p>Сорокин Г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7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3" calcext:value-type="float">
            <text:p>733</text:p>
          </table:table-cell>
          <table:table-cell office:value-type="string" calcext:value-type="string">
            <text:p>Волкова П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4" calcext:value-type="float">
            <text:p>734</text:p>
          </table:table-cell>
          <table:table-cell office:value-type="string" calcext:value-type="string">
            <text:p>Харитоно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735];[$'Родственные связи'.A$1:.B$1048576];2;0)" office:value-type="float" office:value="444" calcext:value-type="float">
            <text:p>44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5" calcext:value-type="float">
            <text:p>735</text:p>
          </table:table-cell>
          <table:table-cell office:value-type="string" calcext:value-type="string">
            <text:p>Старик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7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6" calcext:value-type="float">
            <text:p>736</text:p>
          </table:table-cell>
          <table:table-cell office:value-type="string" calcext:value-type="string">
            <text:p>Андрее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7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7" calcext:value-type="float">
            <text:p>737</text:p>
          </table:table-cell>
          <table:table-cell office:value-type="string" calcext:value-type="string">
            <text:p>Соловье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738];[$'Родственные связи'.A$1:.B$1048576];2;0)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office:value-type="string" calcext:value-type="string">
            <text:p>Колесов А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39];[$'Родственные связи'.A$1:.B$1048576];2;0)" office:value-type="float" office:value="448" calcext:value-type="float">
            <text:p>44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39" calcext:value-type="float">
            <text:p>739</text:p>
          </table:table-cell>
          <table:table-cell office:value-type="string" calcext:value-type="string">
            <text:p>Бажен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7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0" calcext:value-type="float">
            <text:p>740</text:p>
          </table:table-cell>
          <table:table-cell office:value-type="string" calcext:value-type="string">
            <text:p>Никитин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office:value-type="string" calcext:value-type="string">
            <text:p>Баженов Н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742];[$'Родственные связи'.A$1:.B$1048576];2;0)" office:value-type="float" office:value="772" calcext:value-type="float">
            <text:p>7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2" calcext:value-type="float">
            <text:p>742</text:p>
          </table:table-cell>
          <table:table-cell office:value-type="string" calcext:value-type="string">
            <text:p>Петр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3" calcext:value-type="float">
            <text:p>743</text:p>
          </table:table-cell>
          <table:table-cell office:value-type="string" calcext:value-type="string">
            <text:p>Гусев В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7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Прокофьева Т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7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office:value-type="string" calcext:value-type="string">
            <text:p>Смирно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746];[$'Родственные связи'.A$1:.B$1048576];2;0)" office:value-type="float" office:value="527" calcext:value-type="float">
            <text:p>52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6" calcext:value-type="float">
            <text:p>746</text:p>
          </table:table-cell>
          <table:table-cell office:value-type="string" calcext:value-type="string">
            <text:p>Кузнецова С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747];[$'Родственные связи'.A$1:.B$1048576];2;0)" office:value-type="float" office:value="448" calcext:value-type="float">
            <text:p>44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7" calcext:value-type="float">
            <text:p>747</text:p>
          </table:table-cell>
          <table:table-cell office:value-type="string" calcext:value-type="string">
            <text:p>Попова Н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7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office:value-type="string" calcext:value-type="string">
            <text:p>Моргун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49];[$'Родственные связи'.A$1:.B$1048576];2;0)" office:value-type="float" office:value="86" calcext:value-type="float">
            <text:p>8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49" calcext:value-type="float">
            <text:p>749</text:p>
          </table:table-cell>
          <table:table-cell office:value-type="string" calcext:value-type="string">
            <text:p>Ивано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7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Медведе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1" calcext:value-type="float">
            <text:p>751</text:p>
          </table:table-cell>
          <table:table-cell office:value-type="string" calcext:value-type="string">
            <text:p>Добрын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7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2" calcext:value-type="float">
            <text:p>752</text:p>
          </table:table-cell>
          <table:table-cell office:value-type="string" calcext:value-type="string">
            <text:p>Дмитрие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753];[$'Родственные связи'.A$1:.B$1048576];2;0)" office:value-type="float" office:value="611" calcext:value-type="float">
            <text:p>61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3" calcext:value-type="float">
            <text:p>753</text:p>
          </table:table-cell>
          <table:table-cell office:value-type="string" calcext:value-type="string">
            <text:p>Артемов Г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7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office:value-type="string" calcext:value-type="string">
            <text:p>Степанов М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755];[$'Родственные связи'.A$1:.B$1048576];2;0)" office:value-type="float" office:value="976" calcext:value-type="float">
            <text:p>9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5" calcext:value-type="float">
            <text:p>755</text:p>
          </table:table-cell>
          <table:table-cell office:value-type="string" calcext:value-type="string">
            <text:p>Рыжова С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7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6" calcext:value-type="float">
            <text:p>756</text:p>
          </table:table-cell>
          <table:table-cell office:value-type="string" calcext:value-type="string">
            <text:p>Черных В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757];[$'Родственные связи'.A$1:.B$1048576];2;0)" office:value-type="float" office:value="398" calcext:value-type="float">
            <text:p>398</text:p>
          </table:table-cell>
          <table:table-cell table:number-columns-repeated="1019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string" calcext:value-type="string">
            <text:p>Постник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58];[$'Родственные связи'.A$1:.B$1048576];2;0)"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office:value-type="string" calcext:value-type="string">
            <text:p>Денис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59];[$'Родственные связи'.A$1:.B$1048576];2;0)" office:value-type="float" office:value="449" calcext:value-type="float">
            <text:p>44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59" calcext:value-type="float">
            <text:p>759</text:p>
          </table:table-cell>
          <table:table-cell office:value-type="string" calcext:value-type="string">
            <text:p>Ширяе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7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0" calcext:value-type="float">
            <text:p>760</text:p>
          </table:table-cell>
          <table:table-cell office:value-type="string" calcext:value-type="string">
            <text:p>Данил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7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1" calcext:value-type="float">
            <text:p>761</text:p>
          </table:table-cell>
          <table:table-cell office:value-type="string" calcext:value-type="string">
            <text:p>Сергее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7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2" calcext:value-type="float">
            <text:p>762</text:p>
          </table:table-cell>
          <table:table-cell office:value-type="string" calcext:value-type="string">
            <text:p>Макар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7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3" calcext:value-type="float">
            <text:p>763</text:p>
          </table:table-cell>
          <table:table-cell office:value-type="string" calcext:value-type="string">
            <text:p>Любим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764];[$'Родственные связи'.A$1:.B$1048576];2;0)" office:value-type="float" office:value="610" calcext:value-type="float">
            <text:p>61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4" calcext:value-type="float">
            <text:p>764</text:p>
          </table:table-cell>
          <table:table-cell office:value-type="string" calcext:value-type="string">
            <text:p>Зорин П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5" calcext:value-type="float">
            <text:p>765</text:p>
          </table:table-cell>
          <table:table-cell office:value-type="string" calcext:value-type="string">
            <text:p>Быкова С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766];[$'Родственные связи'.A$1:.B$1048576];2;0)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office:value-type="string" calcext:value-type="string">
            <text:p>Носков Н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767];[$'Родственные связи'.A$1:.B$1048576];2;0)" office:value-type="float" office:value="509" calcext:value-type="float">
            <text:p>50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7" calcext:value-type="float">
            <text:p>767</text:p>
          </table:table-cell>
          <table:table-cell office:value-type="string" calcext:value-type="string">
            <text:p>Свешников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7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8" calcext:value-type="float">
            <text:p>768</text:p>
          </table:table-cell>
          <table:table-cell office:value-type="string" calcext:value-type="string">
            <text:p>Кузнецова Ю. З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7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69" calcext:value-type="float">
            <text:p>769</text:p>
          </table:table-cell>
          <table:table-cell office:value-type="string" calcext:value-type="string">
            <text:p>Кондратьева М. Ю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7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Кузьмина П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771];[$'Родственные связи'.A$1:.B$1048576];2;0)" office:value-type="float" office:value="347" calcext:value-type="float">
            <text:p>34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1" calcext:value-type="float">
            <text:p>771</text:p>
          </table:table-cell>
          <table:table-cell office:value-type="string" calcext:value-type="string">
            <text:p>Федот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7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2" calcext:value-type="float">
            <text:p>772</text:p>
          </table:table-cell>
          <table:table-cell office:value-type="string" calcext:value-type="string">
            <text:p>Никитин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7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office:value-type="string" calcext:value-type="string">
            <text:p>Куприянов К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774];[$'Родственные связи'.A$1:.B$1048576];2;0)" office:value-type="float" office:value="566" calcext:value-type="float">
            <text:p>56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4" calcext:value-type="float">
            <text:p>774</text:p>
          </table:table-cell>
          <table:table-cell office:value-type="string" calcext:value-type="string">
            <text:p>Кузнецов Л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7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5" calcext:value-type="float">
            <text:p>775</text:p>
          </table:table-cell>
          <table:table-cell office:value-type="string" calcext:value-type="string">
            <text:p>Суркова М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7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6" calcext:value-type="float">
            <text:p>776</text:p>
          </table:table-cell>
          <table:table-cell office:value-type="string" calcext:value-type="string">
            <text:p>Корнеева К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7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Казанцев Я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778];[$'Родственные связи'.A$1:.B$1048576];2;0)" office:value-type="float" office:value="532" calcext:value-type="float">
            <text:p>53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8" calcext:value-type="float">
            <text:p>778</text:p>
          </table:table-cell>
          <table:table-cell office:value-type="string" calcext:value-type="string">
            <text:p>Кот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7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79" calcext:value-type="float">
            <text:p>779</text:p>
          </table:table-cell>
          <table:table-cell office:value-type="string" calcext:value-type="string">
            <text:p>Нестерова С. Б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7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0" calcext:value-type="float">
            <text:p>780</text:p>
          </table:table-cell>
          <table:table-cell office:value-type="string" calcext:value-type="string">
            <text:p>Майоро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7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1" calcext:value-type="float">
            <text:p>781</text:p>
          </table:table-cell>
          <table:table-cell office:value-type="string" calcext:value-type="string">
            <text:p>Князе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7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2" calcext:value-type="float">
            <text:p>782</text:p>
          </table:table-cell>
          <table:table-cell office:value-type="string" calcext:value-type="string">
            <text:p>Яковлев А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7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3" calcext:value-type="float">
            <text:p>783</text:p>
          </table:table-cell>
          <table:table-cell office:value-type="string" calcext:value-type="string">
            <text:p>Петро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Екатеринбург</text:p>
          </table:table-cell>
          <table:table-cell table:formula="of:=VLOOKUP([.A7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Шевелев Р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785];[$'Родственные связи'.A$1:.B$1048576];2;0)" office:value-type="float" office:value="155" calcext:value-type="float">
            <text:p>15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5" calcext:value-type="float">
            <text:p>785</text:p>
          </table:table-cell>
          <table:table-cell office:value-type="string" calcext:value-type="string">
            <text:p>Андриан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7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6" calcext:value-type="float">
            <text:p>786</text:p>
          </table:table-cell>
          <table:table-cell office:value-type="string" calcext:value-type="string">
            <text:p>Ларион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787];[$'Родственные связи'.A$1:.B$1048576];2;0)" office:value-type="float" office:value="290" calcext:value-type="float">
            <text:p>29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7" calcext:value-type="float">
            <text:p>787</text:p>
          </table:table-cell>
          <table:table-cell office:value-type="string" calcext:value-type="string">
            <text:p>Макар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7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8" calcext:value-type="float">
            <text:p>788</text:p>
          </table:table-cell>
          <table:table-cell office:value-type="string" calcext:value-type="string">
            <text:p>Калмыков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7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89" calcext:value-type="float">
            <text:p>789</text:p>
          </table:table-cell>
          <table:table-cell office:value-type="string" calcext:value-type="string">
            <text:p>Калугин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0" calcext:value-type="float">
            <text:p>790</text:p>
          </table:table-cell>
          <table:table-cell office:value-type="string" calcext:value-type="string">
            <text:p>Носкова М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7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Сав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7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2" calcext:value-type="float">
            <text:p>792</text:p>
          </table:table-cell>
          <table:table-cell office:value-type="string" calcext:value-type="string">
            <text:p>Агафон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7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3" calcext:value-type="float">
            <text:p>793</text:p>
          </table:table-cell>
          <table:table-cell office:value-type="string" calcext:value-type="string">
            <text:p>Сокол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7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string" calcext:value-type="string">
            <text:p>Гончаров Д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795];[$'Родственные связи'.A$1:.B$1048576];2;0)" office:value-type="float" office:value="849" calcext:value-type="float">
            <text:p>84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5" calcext:value-type="float">
            <text:p>795</text:p>
          </table:table-cell>
          <table:table-cell office:value-type="string" calcext:value-type="string">
            <text:p>Дегтярев Т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7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office:value-type="string" calcext:value-type="string">
            <text:p>Беляев К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797];[$'Родственные связи'.A$1:.B$1048576];2;0)" office:value-type="float" office:value="398" calcext:value-type="float">
            <text:p>39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7" calcext:value-type="float">
            <text:p>797</text:p>
          </table:table-cell>
          <table:table-cell office:value-type="string" calcext:value-type="string">
            <text:p>Калинин Я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7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8" calcext:value-type="float">
            <text:p>798</text:p>
          </table:table-cell>
          <table:table-cell office:value-type="string" calcext:value-type="string">
            <text:p>Дорофеев Д. Ф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7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799" calcext:value-type="float">
            <text:p>799</text:p>
          </table:table-cell>
          <table:table-cell office:value-type="string" calcext:value-type="string">
            <text:p>Гордее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0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Ильинская С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8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1" calcext:value-type="float">
            <text:p>801</text:p>
          </table:table-cell>
          <table:table-cell office:value-type="string" calcext:value-type="string">
            <text:p>Кулик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802];[$'Родственные связи'.A$1:.B$1048576];2;0)" office:value-type="float" office:value="849" calcext:value-type="float">
            <text:p>84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2" calcext:value-type="float">
            <text:p>802</text:p>
          </table:table-cell>
          <table:table-cell office:value-type="string" calcext:value-type="string">
            <text:p>Полякова А. П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03];[$'Родственные связи'.A$1:.B$1048576];2;0)"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office:value-type="string" calcext:value-type="string">
            <text:p>Алексеев Р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04];[$'Родственные связи'.A$1:.B$1048576];2;0)" office:value-type="float" office:value="141" calcext:value-type="float">
            <text:p>14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4" calcext:value-type="float">
            <text:p>804</text:p>
          </table:table-cell>
          <table:table-cell office:value-type="string" calcext:value-type="string">
            <text:p>Фадеев Д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8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5" calcext:value-type="float">
            <text:p>805</text:p>
          </table:table-cell>
          <table:table-cell office:value-type="string" calcext:value-type="string">
            <text:p>Гончар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806];[$'Родственные связи'.A$1:.B$1048576];2;0)" office:value-type="float" office:value="164" calcext:value-type="float">
            <text:p>16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6" calcext:value-type="float">
            <text:p>806</text:p>
          </table:table-cell>
          <table:table-cell office:value-type="string" calcext:value-type="string">
            <text:p>Тарасова Е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8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7" calcext:value-type="float">
            <text:p>807</text:p>
          </table:table-cell>
          <table:table-cell office:value-type="string" calcext:value-type="string">
            <text:p>Никулин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8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8" calcext:value-type="float">
            <text:p>808</text:p>
          </table:table-cell>
          <table:table-cell office:value-type="string" calcext:value-type="string">
            <text:p>Румянцев М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09" calcext:value-type="float">
            <text:p>809</text:p>
          </table:table-cell>
          <table:table-cell office:value-type="string" calcext:value-type="string">
            <text:p>Бе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8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0" calcext:value-type="float">
            <text:p>810</text:p>
          </table:table-cell>
          <table:table-cell office:value-type="string" calcext:value-type="string">
            <text:p>Колесников Р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8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1" calcext:value-type="float">
            <text:p>811</text:p>
          </table:table-cell>
          <table:table-cell office:value-type="string" calcext:value-type="string">
            <text:p>Кузьмин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8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2" calcext:value-type="float">
            <text:p>812</text:p>
          </table:table-cell>
          <table:table-cell office:value-type="string" calcext:value-type="string">
            <text:p>Зиновье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8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3" calcext:value-type="float">
            <text:p>813</text:p>
          </table:table-cell>
          <table:table-cell office:value-type="string" calcext:value-type="string">
            <text:p>Швецов Д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8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4" calcext:value-type="float">
            <text:p>814</text:p>
          </table:table-cell>
          <table:table-cell office:value-type="string" calcext:value-type="string">
            <text:p>Сафонова П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5" calcext:value-type="float">
            <text:p>815</text:p>
          </table:table-cell>
          <table:table-cell office:value-type="string" calcext:value-type="string">
            <text:p>Еремин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6" calcext:value-type="float">
            <text:p>816</text:p>
          </table:table-cell>
          <table:table-cell office:value-type="string" calcext:value-type="string">
            <text:p>Влас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8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office:value-type="string" calcext:value-type="string">
            <text:p>Комаров М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18];[$'Родственные связи'.A$1:.B$1048576];2;0)" office:value-type="float" office:value="383" calcext:value-type="float">
            <text:p>38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8" calcext:value-type="float">
            <text:p>818</text:p>
          </table:table-cell>
          <table:table-cell office:value-type="string" calcext:value-type="string">
            <text:p>Орл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81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19" calcext:value-type="float">
            <text:p>819</text:p>
          </table:table-cell>
          <table:table-cell office:value-type="string" calcext:value-type="string">
            <text:p>Ситнико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0" calcext:value-type="float">
            <text:p>820</text:p>
          </table:table-cell>
          <table:table-cell office:value-type="string" calcext:value-type="string">
            <text:p>Кузнец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8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1" calcext:value-type="float">
            <text:p>821</text:p>
          </table:table-cell>
          <table:table-cell office:value-type="string" calcext:value-type="string">
            <text:p>Борисова Д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2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office:value-type="string" calcext:value-type="string">
            <text:p>Богданов В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823];[$'Родственные связи'.A$1:.B$1048576];2;0)" office:value-type="float" office:value="992" calcext:value-type="float">
            <text:p>99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3" calcext:value-type="float">
            <text:p>823</text:p>
          </table:table-cell>
          <table:table-cell office:value-type="string" calcext:value-type="string">
            <text:p>Николаев Р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82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4" calcext:value-type="float">
            <text:p>824</text:p>
          </table:table-cell>
          <table:table-cell office:value-type="string" calcext:value-type="string">
            <text:p>Иванов В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5" calcext:value-type="float">
            <text:p>825</text:p>
          </table:table-cell>
          <table:table-cell office:value-type="string" calcext:value-type="string">
            <text:p>Федор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8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6" calcext:value-type="float">
            <text:p>826</text:p>
          </table:table-cell>
          <table:table-cell office:value-type="string" calcext:value-type="string">
            <text:p>Кулешова А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827];[$'Родственные связи'.A$1:.B$1048576];2;0)" office:value-type="float" office:value="918" calcext:value-type="float">
            <text:p>9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7" calcext:value-type="float">
            <text:p>827</text:p>
          </table:table-cell>
          <table:table-cell office:value-type="string" calcext:value-type="string">
            <text:p>Шаров Л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2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8" calcext:value-type="float">
            <text:p>828</text:p>
          </table:table-cell>
          <table:table-cell office:value-type="string" calcext:value-type="string">
            <text:p>Комар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8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29" calcext:value-type="float">
            <text:p>829</text:p>
          </table:table-cell>
          <table:table-cell office:value-type="string" calcext:value-type="string">
            <text:p>Гуляе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8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0" calcext:value-type="float">
            <text:p>830</text:p>
          </table:table-cell>
          <table:table-cell office:value-type="string" calcext:value-type="string">
            <text:p>Ивано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1" calcext:value-type="float">
            <text:p>831</text:p>
          </table:table-cell>
          <table:table-cell office:value-type="string" calcext:value-type="string">
            <text:p>Максимов Т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8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2" calcext:value-type="float">
            <text:p>832</text:p>
          </table:table-cell>
          <table:table-cell office:value-type="string" calcext:value-type="string">
            <text:p>Артамонова В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8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3" calcext:value-type="float">
            <text:p>833</text:p>
          </table:table-cell>
          <table:table-cell office:value-type="string" calcext:value-type="string">
            <text:p>Морозов Г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8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4" calcext:value-type="float">
            <text:p>834</text:p>
          </table:table-cell>
          <table:table-cell office:value-type="string" calcext:value-type="string">
            <text:p>Снегирева Ю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835];[$'Родственные связи'.A$1:.B$1048576];2;0)" office:value-type="float" office:value="449" calcext:value-type="float">
            <text:p>44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5" calcext:value-type="float">
            <text:p>835</text:p>
          </table:table-cell>
          <table:table-cell office:value-type="string" calcext:value-type="string">
            <text:p>Васильева А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83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6" calcext:value-type="float">
            <text:p>836</text:p>
          </table:table-cell>
          <table:table-cell office:value-type="string" calcext:value-type="string">
            <text:p>Малышева М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8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7" calcext:value-type="float">
            <text:p>837</text:p>
          </table:table-cell>
          <table:table-cell office:value-type="string" calcext:value-type="string">
            <text:p>Фо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8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8" calcext:value-type="float">
            <text:p>838</text:p>
          </table:table-cell>
          <table:table-cell office:value-type="string" calcext:value-type="string">
            <text:p>Котова Д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8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39" calcext:value-type="float">
            <text:p>839</text:p>
          </table:table-cell>
          <table:table-cell office:value-type="string" calcext:value-type="string">
            <text:p>Чернов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4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0" calcext:value-type="float">
            <text:p>840</text:p>
          </table:table-cell>
          <table:table-cell office:value-type="string" calcext:value-type="string">
            <text:p>Увар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8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1" calcext:value-type="float">
            <text:p>841</text:p>
          </table:table-cell>
          <table:table-cell office:value-type="string" calcext:value-type="string">
            <text:p>Щукина А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8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2" calcext:value-type="float">
            <text:p>842</text:p>
          </table:table-cell>
          <table:table-cell office:value-type="string" calcext:value-type="string">
            <text:p>Плотнико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3" calcext:value-type="float">
            <text:p>843</text:p>
          </table:table-cell>
          <table:table-cell office:value-type="string" calcext:value-type="string">
            <text:p>Ильин К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4" calcext:value-type="float">
            <text:p>844</text:p>
          </table:table-cell>
          <table:table-cell office:value-type="string" calcext:value-type="string">
            <text:p>Кожевник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5" calcext:value-type="float">
            <text:p>845</text:p>
          </table:table-cell>
          <table:table-cell office:value-type="string" calcext:value-type="string">
            <text:p>Василье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string" calcext:value-type="string">
            <text:p>Ряб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47];[$'Родственные связи'.A$1:.B$1048576];2;0)" office:value-type="float" office:value="584" calcext:value-type="float">
            <text:p>58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7" calcext:value-type="float">
            <text:p>847</text:p>
          </table:table-cell>
          <table:table-cell office:value-type="string" calcext:value-type="string">
            <text:p>Аникин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8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8" calcext:value-type="float">
            <text:p>848</text:p>
          </table:table-cell>
          <table:table-cell office:value-type="string" calcext:value-type="string">
            <text:p>Парамон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4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Мирон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8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0" calcext:value-type="float">
            <text:p>850</text:p>
          </table:table-cell>
          <table:table-cell office:value-type="string" calcext:value-type="string">
            <text:p>Игнатова М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85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1" calcext:value-type="float">
            <text:p>851</text:p>
          </table:table-cell>
          <table:table-cell office:value-type="string" calcext:value-type="string">
            <text:p>Кузнецов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8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2" calcext:value-type="float">
            <text:p>852</text:p>
          </table:table-cell>
          <table:table-cell office:value-type="string" calcext:value-type="string">
            <text:p>Воробье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853];[$'Родственные связи'.A$1:.B$1048576];2;0)" office:value-type="float" office:value="566" calcext:value-type="float">
            <text:p>56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3" calcext:value-type="float">
            <text:p>853</text:p>
          </table:table-cell>
          <table:table-cell office:value-type="string" calcext:value-type="string">
            <text:p>Захар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8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4" calcext:value-type="float">
            <text:p>854</text:p>
          </table:table-cell>
          <table:table-cell office:value-type="string" calcext:value-type="string">
            <text:p>Белова В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85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5" calcext:value-type="float">
            <text:p>855</text:p>
          </table:table-cell>
          <table:table-cell office:value-type="string" calcext:value-type="string">
            <text:p>Еремина А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8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6" calcext:value-type="float">
            <text:p>856</text:p>
          </table:table-cell>
          <table:table-cell office:value-type="string" calcext:value-type="string">
            <text:p>Малахова М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857];[$'Родственные связи'.A$1:.B$1048576];2;0)" office:value-type="float" office:value="937" calcext:value-type="float">
            <text:p>93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7" calcext:value-type="float">
            <text:p>857</text:p>
          </table:table-cell>
          <table:table-cell office:value-type="string" calcext:value-type="string">
            <text:p>Иван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85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8" calcext:value-type="float">
            <text:p>858</text:p>
          </table:table-cell>
          <table:table-cell office:value-type="string" calcext:value-type="string">
            <text:p>Черн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59" calcext:value-type="float">
            <text:p>859</text:p>
          </table:table-cell>
          <table:table-cell office:value-type="string" calcext:value-type="string">
            <text:p>Соловье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8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Федотов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1" calcext:value-type="float">
            <text:p>861</text:p>
          </table:table-cell>
          <table:table-cell office:value-type="string" calcext:value-type="string">
            <text:p>Денис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8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2" calcext:value-type="float">
            <text:p>862</text:p>
          </table:table-cell>
          <table:table-cell office:value-type="string" calcext:value-type="string">
            <text:p>Широков Е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8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3" calcext:value-type="float">
            <text:p>863</text:p>
          </table:table-cell>
          <table:table-cell office:value-type="string" calcext:value-type="string">
            <text:p>Кузьмин А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8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office:value-type="string" calcext:value-type="string">
            <text:p>Алексее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865];[$'Родственные связи'.A$1:.B$1048576];2;0)" office:value-type="float" office:value="678" calcext:value-type="float">
            <text:p>67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5" calcext:value-type="float">
            <text:p>865</text:p>
          </table:table-cell>
          <table:table-cell office:value-type="string" calcext:value-type="string">
            <text:p>Ильина М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86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6" calcext:value-type="float">
            <text:p>866</text:p>
          </table:table-cell>
          <table:table-cell office:value-type="string" calcext:value-type="string">
            <text:p>Романова А. Ф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7" calcext:value-type="float">
            <text:p>867</text:p>
          </table:table-cell>
          <table:table-cell office:value-type="string" calcext:value-type="string">
            <text:p>Масл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86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8" calcext:value-type="float">
            <text:p>868</text:p>
          </table:table-cell>
          <table:table-cell office:value-type="string" calcext:value-type="string">
            <text:p>Куликов И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8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69" calcext:value-type="float">
            <text:p>869</text:p>
          </table:table-cell>
          <table:table-cell office:value-type="string" calcext:value-type="string">
            <text:p>Мальцев К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0" calcext:value-type="float">
            <text:p>870</text:p>
          </table:table-cell>
          <table:table-cell office:value-type="string" calcext:value-type="string">
            <text:p>Прокофьева А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8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Масл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872];[$'Родственные связи'.A$1:.B$1048576];2;0)" office:value-type="float" office:value="499" calcext:value-type="float">
            <text:p>49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2" calcext:value-type="float">
            <text:p>872</text:p>
          </table:table-cell>
          <table:table-cell office:value-type="string" calcext:value-type="string">
            <text:p>Макар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8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3" calcext:value-type="float">
            <text:p>873</text:p>
          </table:table-cell>
          <table:table-cell office:value-type="string" calcext:value-type="string">
            <text:p>Панина М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87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4" calcext:value-type="float">
            <text:p>874</text:p>
          </table:table-cell>
          <table:table-cell office:value-type="string" calcext:value-type="string">
            <text:p>Миронов П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5" calcext:value-type="float">
            <text:p>875</text:p>
          </table:table-cell>
          <table:table-cell office:value-type="string" calcext:value-type="string">
            <text:p>Майорова В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876];[$'Родственные связи'.A$1:.B$1048576];2;0)" office:value-type="float" office:value="872" calcext:value-type="float">
            <text:p>8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6" calcext:value-type="float">
            <text:p>876</text:p>
          </table:table-cell>
          <table:table-cell office:value-type="string" calcext:value-type="string">
            <text:p>Борис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7" calcext:value-type="float">
            <text:p>877</text:p>
          </table:table-cell>
          <table:table-cell office:value-type="string" calcext:value-type="string">
            <text:p>Филат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8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Чистя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8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79" calcext:value-type="float">
            <text:p>879</text:p>
          </table:table-cell>
          <table:table-cell office:value-type="string" calcext:value-type="string">
            <text:p>Виноградова Д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880];[$'Родственные связи'.A$1:.B$1048576];2;0)" office:value-type="float" office:value="187" calcext:value-type="float">
            <text:p>187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0" calcext:value-type="float">
            <text:p>880</text:p>
          </table:table-cell>
          <table:table-cell office:value-type="string" calcext:value-type="string">
            <text:p>Щербакова В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8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1" calcext:value-type="float">
            <text:p>881</text:p>
          </table:table-cell>
          <table:table-cell office:value-type="string" calcext:value-type="string">
            <text:p>Корнее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8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2" calcext:value-type="float">
            <text:p>882</text:p>
          </table:table-cell>
          <table:table-cell office:value-type="string" calcext:value-type="string">
            <text:p>Лобанов М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8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3" calcext:value-type="float">
            <text:p>883</text:p>
          </table:table-cell>
          <table:table-cell office:value-type="string" calcext:value-type="string">
            <text:p>Корнилов К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8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4" calcext:value-type="float">
            <text:p>884</text:p>
          </table:table-cell>
          <table:table-cell office:value-type="string" calcext:value-type="string">
            <text:p>Соколо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8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Николаева Д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88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6" calcext:value-type="float">
            <text:p>886</text:p>
          </table:table-cell>
          <table:table-cell office:value-type="string" calcext:value-type="string">
            <text:p>Егор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88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7" calcext:value-type="float">
            <text:p>887</text:p>
          </table:table-cell>
          <table:table-cell office:value-type="string" calcext:value-type="string">
            <text:p>Софрон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8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8" calcext:value-type="float">
            <text:p>888</text:p>
          </table:table-cell>
          <table:table-cell office:value-type="string" calcext:value-type="string">
            <text:p>Фетисова С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889];[$'Родственные связи'.A$1:.B$1048576];2;0)" office:value-type="float" office:value="582" calcext:value-type="float">
            <text:p>58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89" calcext:value-type="float">
            <text:p>889</text:p>
          </table:table-cell>
          <table:table-cell office:value-type="string" calcext:value-type="string">
            <text:p>Корнил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89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0" calcext:value-type="float">
            <text:p>890</text:p>
          </table:table-cell>
          <table:table-cell office:value-type="string" calcext:value-type="string">
            <text:p>Макеев И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9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1" calcext:value-type="float">
            <text:p>891</text:p>
          </table:table-cell>
          <table:table-cell office:value-type="string" calcext:value-type="string">
            <text:p>Бочаров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89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2" calcext:value-type="float">
            <text:p>892</text:p>
          </table:table-cell>
          <table:table-cell office:value-type="string" calcext:value-type="string">
            <text:p>Васильева Ф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8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3" calcext:value-type="float">
            <text:p>893</text:p>
          </table:table-cell>
          <table:table-cell office:value-type="string" calcext:value-type="string">
            <text:p>Алексее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8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4" calcext:value-type="float">
            <text:p>894</text:p>
          </table:table-cell>
          <table:table-cell office:value-type="string" calcext:value-type="string">
            <text:p>Кули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8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5" calcext:value-type="float">
            <text:p>895</text:p>
          </table:table-cell>
          <table:table-cell office:value-type="string" calcext:value-type="string">
            <text:p>Гуляев С. Е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8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6" calcext:value-type="float">
            <text:p>896</text:p>
          </table:table-cell>
          <table:table-cell office:value-type="string" calcext:value-type="string">
            <text:p>Матвеев Н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8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7" calcext:value-type="float">
            <text:p>897</text:p>
          </table:table-cell>
          <table:table-cell office:value-type="string" calcext:value-type="string">
            <text:p>Голиков В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8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office:value-type="string" calcext:value-type="string">
            <text:p>Иванов Д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899];[$'Родственные связи'.A$1:.B$1048576];2;0)" office:value-type="float" office:value="636" calcext:value-type="float">
            <text:p>63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899" calcext:value-type="float">
            <text:p>899</text:p>
          </table:table-cell>
          <table:table-cell office:value-type="string" calcext:value-type="string">
            <text:p>Мартынова О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900];[$'Родственные связи'.A$1:.B$1048576];2;0)" office:value-type="float" office:value="642" calcext:value-type="float">
            <text:p>64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Зиновьева Д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9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1" calcext:value-type="float">
            <text:p>901</text:p>
          </table:table-cell>
          <table:table-cell office:value-type="string" calcext:value-type="string">
            <text:p>Ворон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90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2" calcext:value-type="float">
            <text:p>902</text:p>
          </table:table-cell>
          <table:table-cell office:value-type="string" calcext:value-type="string">
            <text:p>Королев И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90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office:value-type="string" calcext:value-type="string">
            <text:p>Мальцев Б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904];[$'Родственные связи'.A$1:.B$1048576];2;0)" office:value-type="float" office:value="863" calcext:value-type="float">
            <text:p>86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4" calcext:value-type="float">
            <text:p>904</text:p>
          </table:table-cell>
          <table:table-cell office:value-type="string" calcext:value-type="string">
            <text:p>Алексеева А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90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5" calcext:value-type="float">
            <text:p>905</text:p>
          </table:table-cell>
          <table:table-cell office:value-type="string" calcext:value-type="string">
            <text:p>Ефимов Д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90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6" calcext:value-type="float">
            <text:p>906</text:p>
          </table:table-cell>
          <table:table-cell office:value-type="string" calcext:value-type="string">
            <text:p>Плотнико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0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7" calcext:value-type="float">
            <text:p>907</text:p>
          </table:table-cell>
          <table:table-cell office:value-type="string" calcext:value-type="string">
            <text:p>Соболев М. Н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90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8" calcext:value-type="float">
            <text:p>908</text:p>
          </table:table-cell>
          <table:table-cell office:value-type="string" calcext:value-type="string">
            <text:p>Гришин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90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09" calcext:value-type="float">
            <text:p>909</text:p>
          </table:table-cell>
          <table:table-cell office:value-type="string" calcext:value-type="string">
            <text:p>Зубов А. П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91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0" calcext:value-type="float">
            <text:p>910</text:p>
          </table:table-cell>
          <table:table-cell office:value-type="string" calcext:value-type="string">
            <text:p>Козловский И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нкт-Петербург</text:p>
          </table:table-cell>
          <table:table-cell table:formula="of:=VLOOKUP([.A91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1" calcext:value-type="float">
            <text:p>911</text:p>
          </table:table-cell>
          <table:table-cell office:value-type="string" calcext:value-type="string">
            <text:p>Крылов Т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91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2" calcext:value-type="float">
            <text:p>912</text:p>
          </table:table-cell>
          <table:table-cell office:value-type="string" calcext:value-type="string">
            <text:p>Жуко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91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3" calcext:value-type="float">
            <text:p>913</text:p>
          </table:table-cell>
          <table:table-cell office:value-type="string" calcext:value-type="string">
            <text:p>Сорокина А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91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4" calcext:value-type="float">
            <text:p>914</text:p>
          </table:table-cell>
          <table:table-cell office:value-type="string" calcext:value-type="string">
            <text:p>Колесова П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91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5" calcext:value-type="float">
            <text:p>915</text:p>
          </table:table-cell>
          <table:table-cell office:value-type="string" calcext:value-type="string">
            <text:p>Павл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91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6" calcext:value-type="float">
            <text:p>916</text:p>
          </table:table-cell>
          <table:table-cell office:value-type="string" calcext:value-type="string">
            <text:p>Галкин Д. Б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91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7" calcext:value-type="float">
            <text:p>917</text:p>
          </table:table-cell>
          <table:table-cell office:value-type="string" calcext:value-type="string">
            <text:p>Тихонова У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91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office:value-type="string" calcext:value-type="string">
            <text:p>Одинцов В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919];[$'Родственные связи'.A$1:.B$1048576];2;0)" office:value-type="float" office:value="335" calcext:value-type="float">
            <text:p>33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19" calcext:value-type="float">
            <text:p>919</text:p>
          </table:table-cell>
          <table:table-cell office:value-type="string" calcext:value-type="string">
            <text:p>Михайлова С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92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0" calcext:value-type="float">
            <text:p>920</text:p>
          </table:table-cell>
          <table:table-cell office:value-type="string" calcext:value-type="string">
            <text:p>Бабушкин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2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office:value-type="string" calcext:value-type="string">
            <text:p>Ильин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922];[$'Родственные связи'.A$1:.B$1048576];2;0)" office:value-type="float" office:value="699" calcext:value-type="float">
            <text:p>69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2" calcext:value-type="float">
            <text:p>922</text:p>
          </table:table-cell>
          <table:table-cell office:value-type="string" calcext:value-type="string">
            <text:p>Севастьянов Е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92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3" calcext:value-type="float">
            <text:p>923</text:p>
          </table:table-cell>
          <table:table-cell office:value-type="string" calcext:value-type="string">
            <text:p>Леонтье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Москва</text:p>
          </table:table-cell>
          <table:table-cell table:formula="of:=VLOOKUP([.A924];[$'Родственные связи'.A$1:.B$1048576];2;0)" office:value-type="float" office:value="699" calcext:value-type="float">
            <text:p>699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4" calcext:value-type="float">
            <text:p>924</text:p>
          </table:table-cell>
          <table:table-cell office:value-type="string" calcext:value-type="string">
            <text:p>Воробьев М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92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5" calcext:value-type="float">
            <text:p>925</text:p>
          </table:table-cell>
          <table:table-cell office:value-type="string" calcext:value-type="string">
            <text:p>Кузнецов М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92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6" calcext:value-type="float">
            <text:p>926</text:p>
          </table:table-cell>
          <table:table-cell office:value-type="string" calcext:value-type="string">
            <text:p>Коновалова Д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2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office:value-type="string" calcext:value-type="string">
            <text:p>Ковалев А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28];[$'Родственные связи'.A$1:.B$1048576];2;0)" office:value-type="float" office:value="788" calcext:value-type="float">
            <text:p>78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8" calcext:value-type="float">
            <text:p>928</text:p>
          </table:table-cell>
          <table:table-cell office:value-type="string" calcext:value-type="string">
            <text:p>Киселев С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92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29" calcext:value-type="float">
            <text:p>929</text:p>
          </table:table-cell>
          <table:table-cell office:value-type="string" calcext:value-type="string">
            <text:p>Демид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3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0" calcext:value-type="float">
            <text:p>930</text:p>
          </table:table-cell>
          <table:table-cell office:value-type="string" calcext:value-type="string">
            <text:p>Комаров А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Новосибирск</text:p>
          </table:table-cell>
          <table:table-cell table:formula="of:=VLOOKUP([.A93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1" calcext:value-type="float">
            <text:p>931</text:p>
          </table:table-cell>
          <table:table-cell office:value-type="string" calcext:value-type="string">
            <text:p>Гуляев И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Рязань</text:p>
          </table:table-cell>
          <table:table-cell table:formula="of:=VLOOKUP([.A93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2" calcext:value-type="float">
            <text:p>932</text:p>
          </table:table-cell>
          <table:table-cell office:value-type="string" calcext:value-type="string">
            <text:p>Гладков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93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3" calcext:value-type="float">
            <text:p>933</text:p>
          </table:table-cell>
          <table:table-cell office:value-type="string" calcext:value-type="string">
            <text:p>Василье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93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4" calcext:value-type="float">
            <text:p>934</text:p>
          </table:table-cell>
          <table:table-cell office:value-type="string" calcext:value-type="string">
            <text:p>Третьяков Д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93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5" calcext:value-type="float">
            <text:p>935</text:p>
          </table:table-cell>
          <table:table-cell office:value-type="string" calcext:value-type="string">
            <text:p>Шишкин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936];[$'Родственные связи'.A$1:.B$1048576];2;0)" office:value-type="float" office:value="640" calcext:value-type="float">
            <text:p>64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6" calcext:value-type="float">
            <text:p>936</text:p>
          </table:table-cell>
          <table:table-cell office:value-type="string" calcext:value-type="string">
            <text:p>Миронов Г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93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7" calcext:value-type="float">
            <text:p>937</text:p>
          </table:table-cell>
          <table:table-cell office:value-type="string" calcext:value-type="string">
            <text:p>Лапин М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Хабаровск</text:p>
          </table:table-cell>
          <table:table-cell table:formula="of:=VLOOKUP([.A93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8" calcext:value-type="float">
            <text:p>938</text:p>
          </table:table-cell>
          <table:table-cell office:value-type="string" calcext:value-type="string">
            <text:p>Малышева С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93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39" calcext:value-type="float">
            <text:p>939</text:p>
          </table:table-cell>
          <table:table-cell office:value-type="string" calcext:value-type="string">
            <text:p>Ильина К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940];[$'Родственные связи'.A$1:.B$1048576];2;0)" office:value-type="float" office:value="651" calcext:value-type="float">
            <text:p>651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0" calcext:value-type="float">
            <text:p>940</text:p>
          </table:table-cell>
          <table:table-cell office:value-type="string" calcext:value-type="string">
            <text:p>Ковалева В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94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1" calcext:value-type="float">
            <text:p>941</text:p>
          </table:table-cell>
          <table:table-cell office:value-type="string" calcext:value-type="string">
            <text:p>Николаев Т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4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2" calcext:value-type="float">
            <text:p>942</text:p>
          </table:table-cell>
          <table:table-cell office:value-type="string" calcext:value-type="string">
            <text:p>Гусева Е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94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3" calcext:value-type="float">
            <text:p>943</text:p>
          </table:table-cell>
          <table:table-cell office:value-type="string" calcext:value-type="string">
            <text:p>Софрон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Воронеж</text:p>
          </table:table-cell>
          <table:table-cell table:formula="of:=VLOOKUP([.A94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4" calcext:value-type="float">
            <text:p>944</text:p>
          </table:table-cell>
          <table:table-cell office:value-type="string" calcext:value-type="string">
            <text:p>Панко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94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5" calcext:value-type="float">
            <text:p>945</text:p>
          </table:table-cell>
          <table:table-cell office:value-type="string" calcext:value-type="string">
            <text:p>Кузнецов Ф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94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6" calcext:value-type="float">
            <text:p>946</text:p>
          </table:table-cell>
          <table:table-cell office:value-type="string" calcext:value-type="string">
            <text:p>Степанов Р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Пермь</text:p>
          </table:table-cell>
          <table:table-cell table:formula="of:=VLOOKUP([.A94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7" calcext:value-type="float">
            <text:p>947</text:p>
          </table:table-cell>
          <table:table-cell office:value-type="string" calcext:value-type="string">
            <text:p>Семенов Е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94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office:value-type="string" calcext:value-type="string">
            <text:p>Афанасьев М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949];[$'Родственные связи'.A$1:.B$1048576];2;0)" office:value-type="float" office:value="784" calcext:value-type="float">
            <text:p>78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49" calcext:value-type="float">
            <text:p>949</text:p>
          </table:table-cell>
          <table:table-cell office:value-type="string" calcext:value-type="string">
            <text:p>Мартынова К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95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office:value-type="string" calcext:value-type="string">
            <text:p>Беляков Л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951];[$'Родственные связи'.A$1:.B$1048576];2;0)" office:value-type="float" office:value="142" calcext:value-type="float">
            <text:p>14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1" calcext:value-type="float">
            <text:p>951</text:p>
          </table:table-cell>
          <table:table-cell office:value-type="string" calcext:value-type="string">
            <text:p>Фролов Т. И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5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office:value-type="string" calcext:value-type="string">
            <text:p>Калачев Е. В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розный</text:p>
          </table:table-cell>
          <table:table-cell table:formula="of:=VLOOKUP([.A953];[$'Родственные связи'.A$1:.B$1048576];2;0)" office:value-type="float" office:value="582" calcext:value-type="float">
            <text:p>58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3" calcext:value-type="float">
            <text:p>953</text:p>
          </table:table-cell>
          <table:table-cell office:value-type="string" calcext:value-type="string">
            <text:p>Зайцев Д. Э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95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4" calcext:value-type="float">
            <text:p>954</text:p>
          </table:table-cell>
          <table:table-cell office:value-type="string" calcext:value-type="string">
            <text:p>Малинина В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955];[$'Родственные связи'.A$1:.B$1048576];2;0)" office:value-type="float" office:value="843" calcext:value-type="float">
            <text:p>84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5" calcext:value-type="float">
            <text:p>955</text:p>
          </table:table-cell>
          <table:table-cell office:value-type="string" calcext:value-type="string">
            <text:p>Зайцев Р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95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6" calcext:value-type="float">
            <text:p>956</text:p>
          </table:table-cell>
          <table:table-cell office:value-type="string" calcext:value-type="string">
            <text:p>Герасимова Д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розный</text:p>
          </table:table-cell>
          <table:table-cell table:formula="of:=VLOOKUP([.A957];[$'Родственные связи'.A$1:.B$1048576];2;0)" office:value-type="float" office:value="176" calcext:value-type="float">
            <text:p>176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7" calcext:value-type="float">
            <text:p>957</text:p>
          </table:table-cell>
          <table:table-cell office:value-type="string" calcext:value-type="string">
            <text:p>Данило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958];[$'Родственные связи'.A$1:.B$1048576];2;0)" office:value-type="float" office:value="415" calcext:value-type="float">
            <text:p>41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8" calcext:value-type="float">
            <text:p>958</text:p>
          </table:table-cell>
          <table:table-cell office:value-type="string" calcext:value-type="string">
            <text:p>Андре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дар</text:p>
          </table:table-cell>
          <table:table-cell table:formula="of:=VLOOKUP([.A95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59" calcext:value-type="float">
            <text:p>959</text:p>
          </table:table-cell>
          <table:table-cell office:value-type="string" calcext:value-type="string">
            <text:p>Мельни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96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0" calcext:value-type="float">
            <text:p>960</text:p>
          </table:table-cell>
          <table:table-cell office:value-type="string" calcext:value-type="string">
            <text:p>Федорова М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Пермь</text:p>
          </table:table-cell>
          <table:table-cell table:formula="of:=VLOOKUP([.A96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1" calcext:value-type="float">
            <text:p>961</text:p>
          </table:table-cell>
          <table:table-cell office:value-type="string" calcext:value-type="string">
            <text:p>Волкова В. А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6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2" calcext:value-type="float">
            <text:p>962</text:p>
          </table:table-cell>
          <table:table-cell office:value-type="string" calcext:value-type="string">
            <text:p>Быков С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96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3" calcext:value-type="float">
            <text:p>963</text:p>
          </table:table-cell>
          <table:table-cell office:value-type="string" calcext:value-type="string">
            <text:p>Родионов А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Челябинск</text:p>
          </table:table-cell>
          <table:table-cell table:formula="of:=VLOOKUP([.A96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4" calcext:value-type="float">
            <text:p>964</text:p>
          </table:table-cell>
          <table:table-cell office:value-type="string" calcext:value-type="string">
            <text:p>Ушакова М. С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96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5" calcext:value-type="float">
            <text:p>965</text:p>
          </table:table-cell>
          <table:table-cell office:value-type="string" calcext:value-type="string">
            <text:p>Исаева С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96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6" calcext:value-type="float">
            <text:p>966</text:p>
          </table:table-cell>
          <table:table-cell office:value-type="string" calcext:value-type="string">
            <text:p>Гусева Д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Омск</text:p>
          </table:table-cell>
          <table:table-cell table:formula="of:=VLOOKUP([.A96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office:value-type="string" calcext:value-type="string">
            <text:p>Шувалов Ф. Л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Омск</text:p>
          </table:table-cell>
          <table:table-cell table:formula="of:=VLOOKUP([.A968];[$'Родственные связи'.A$1:.B$1048576];2;0)" office:value-type="float" office:value="783" calcext:value-type="float">
            <text:p>783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8" calcext:value-type="float">
            <text:p>968</text:p>
          </table:table-cell>
          <table:table-cell office:value-type="string" calcext:value-type="string">
            <text:p>Волков А. Г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96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69" calcext:value-type="float">
            <text:p>969</text:p>
          </table:table-cell>
          <table:table-cell office:value-type="string" calcext:value-type="string">
            <text:p>Куприянов И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ярск</text:p>
          </table:table-cell>
          <table:table-cell table:formula="of:=VLOOKUP([.A97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0" calcext:value-type="float">
            <text:p>970</text:p>
          </table:table-cell>
          <table:table-cell office:value-type="string" calcext:value-type="string">
            <text:p>Басова Е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Рязань</text:p>
          </table:table-cell>
          <table:table-cell table:formula="of:=VLOOKUP([.A97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1" calcext:value-type="float">
            <text:p>971</text:p>
          </table:table-cell>
          <table:table-cell office:value-type="string" calcext:value-type="string">
            <text:p>Царев С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97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2" calcext:value-type="float">
            <text:p>972</text:p>
          </table:table-cell>
          <table:table-cell office:value-type="string" calcext:value-type="string">
            <text:p>Герасим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97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office:value-type="string" calcext:value-type="string">
            <text:p>Лобанов Е. М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азань</text:p>
          </table:table-cell>
          <table:table-cell table:formula="of:=VLOOKUP([.A974];[$'Родственные связи'.A$1:.B$1048576];2;0)" office:value-type="float" office:value="572" calcext:value-type="float">
            <text:p>57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4" calcext:value-type="float">
            <text:p>974</text:p>
          </table:table-cell>
          <table:table-cell office:value-type="string" calcext:value-type="string">
            <text:p>Казак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97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5" calcext:value-type="float">
            <text:p>975</text:p>
          </table:table-cell>
          <table:table-cell office:value-type="string" calcext:value-type="string">
            <text:p>Макаров Г. К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Краснодар</text:p>
          </table:table-cell>
          <table:table-cell table:formula="of:=VLOOKUP([.A97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6" calcext:value-type="float">
            <text:p>976</text:p>
          </table:table-cell>
          <table:table-cell office:value-type="string" calcext:value-type="string">
            <text:p>Лебедева Е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97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7" calcext:value-type="float">
            <text:p>977</text:p>
          </table:table-cell>
          <table:table-cell office:value-type="string" calcext:value-type="string">
            <text:p>Зиновьева А. Л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Челябинск</text:p>
          </table:table-cell>
          <table:table-cell table:formula="of:=VLOOKUP([.A97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8" calcext:value-type="float">
            <text:p>978</text:p>
          </table:table-cell>
          <table:table-cell office:value-type="string" calcext:value-type="string">
            <text:p>Литвинов М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Уфа</text:p>
          </table:table-cell>
          <table:table-cell table:formula="of:=VLOOKUP([.A97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79" calcext:value-type="float">
            <text:p>979</text:p>
          </table:table-cell>
          <table:table-cell office:value-type="string" calcext:value-type="string">
            <text:p>Завьялова А. К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98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0" calcext:value-type="float">
            <text:p>980</text:p>
          </table:table-cell>
          <table:table-cell office:value-type="string" calcext:value-type="string">
            <text:p>Калашникова Д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981];[$'Родственные связи'.A$1:.B$1048576];2;0)"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1" calcext:value-type="float">
            <text:p>981</text:p>
          </table:table-cell>
          <table:table-cell office:value-type="string" calcext:value-type="string">
            <text:p>Шилова Е. И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азань</text:p>
          </table:table-cell>
          <table:table-cell table:formula="of:=VLOOKUP([.A982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2" calcext:value-type="float">
            <text:p>982</text:p>
          </table:table-cell>
          <table:table-cell office:value-type="string" calcext:value-type="string">
            <text:p>Гурова Н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Новосибирск</text:p>
          </table:table-cell>
          <table:table-cell table:formula="of:=VLOOKUP([.A98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3" calcext:value-type="float">
            <text:p>983</text:p>
          </table:table-cell>
          <table:table-cell office:value-type="string" calcext:value-type="string">
            <text:p>Борисова А. Р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Геленджик</text:p>
          </table:table-cell>
          <table:table-cell table:formula="of:=VLOOKUP([.A98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4" calcext:value-type="float">
            <text:p>984</text:p>
          </table:table-cell>
          <table:table-cell office:value-type="string" calcext:value-type="string">
            <text:p>Бирюкова А. М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98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Морозов Д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86];[$'Родственные связи'.A$1:.B$1048576];2;0)" office:value-type="float" office:value="694" calcext:value-type="float">
            <text:p>69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6" calcext:value-type="float">
            <text:p>986</text:p>
          </table:table-cell>
          <table:table-cell office:value-type="string" calcext:value-type="string">
            <text:p>Михайлова Я. Г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Иркутск</text:p>
          </table:table-cell>
          <table:table-cell table:formula="of:=VLOOKUP([.A987];[$'Родственные связи'.A$1:.B$1048576];2;0)" office:value-type="float" office:value="592" calcext:value-type="float">
            <text:p>592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7" calcext:value-type="float">
            <text:p>987</text:p>
          </table:table-cell>
          <table:table-cell office:value-type="string" calcext:value-type="string">
            <text:p>Фролов В. Я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8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88" calcext:value-type="float">
            <text:p>988</text:p>
          </table:table-cell>
          <table:table-cell office:value-type="string" calcext:value-type="string">
            <text:p>Коновалов А. А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Геленджик</text:p>
          </table:table-cell>
          <table:table-cell table:formula="of:=VLOOKUP([.A98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office:value-type="string" calcext:value-type="string">
            <text:p>Ильин С. Т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Иркутск</text:p>
          </table:table-cell>
          <table:table-cell table:formula="of:=VLOOKUP([.A990];[$'Родственные связи'.A$1:.B$1048576];2;0)" office:value-type="float" office:value="618" calcext:value-type="float">
            <text:p>618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0" calcext:value-type="float">
            <text:p>990</text:p>
          </table:table-cell>
          <table:table-cell office:value-type="string" calcext:value-type="string">
            <text:p>Зеленина В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991];[$'Родственные связи'.A$1:.B$1048576];2;0)" office:value-type="float" office:value="234" calcext:value-type="float">
            <text:p>234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1" calcext:value-type="float">
            <text:p>991</text:p>
          </table:table-cell>
          <table:table-cell office:value-type="string" calcext:value-type="string">
            <text:p>Беляева М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ратов</text:p>
          </table:table-cell>
          <table:table-cell table:formula="of:=VLOOKUP([.A992];[$'Родственные связи'.A$1:.B$1048576];2;0)" office:value-type="float" office:value="890" calcext:value-type="float">
            <text:p>890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2" calcext:value-type="float">
            <text:p>992</text:p>
          </table:table-cell>
          <table:table-cell office:value-type="string" calcext:value-type="string">
            <text:p>Тарасов Д. З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Саратов</text:p>
          </table:table-cell>
          <table:table-cell table:formula="of:=VLOOKUP([.A993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3" calcext:value-type="float">
            <text:p>993</text:p>
          </table:table-cell>
          <table:table-cell office:value-type="string" calcext:value-type="string">
            <text:p>Комиссарова П. Т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Санкт-Петербург</text:p>
          </table:table-cell>
          <table:table-cell table:formula="of:=VLOOKUP([.A994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4" calcext:value-type="float">
            <text:p>994</text:p>
          </table:table-cell>
          <table:table-cell office:value-type="string" calcext:value-type="string">
            <text:p>Кузнецов А. Д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Воронеж</text:p>
          </table:table-cell>
          <table:table-cell table:formula="of:=VLOOKUP([.A995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5" calcext:value-type="float">
            <text:p>995</text:p>
          </table:table-cell>
          <table:table-cell office:value-type="string" calcext:value-type="string">
            <text:p>Шевцова А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Екатеринбург</text:p>
          </table:table-cell>
          <table:table-cell table:formula="of:=VLOOKUP([.A996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6" calcext:value-type="float">
            <text:p>996</text:p>
          </table:table-cell>
          <table:table-cell office:value-type="string" calcext:value-type="string">
            <text:p>Устинов И. С.</text:p>
          </table:table-cell>
          <table:table-cell table:style-name="ce2" office:value-type="string" calcext:value-type="string">
            <text:p>м</text:p>
          </table:table-cell>
          <table:table-cell office:value-type="string" calcext:value-type="string">
            <text:p>Москва</text:p>
          </table:table-cell>
          <table:table-cell table:formula="of:=VLOOKUP([.A997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7" calcext:value-type="float">
            <text:p>997</text:p>
          </table:table-cell>
          <table:table-cell office:value-type="string" calcext:value-type="string">
            <text:p>Симонова В. Е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998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8" calcext:value-type="float">
            <text:p>998</text:p>
          </table:table-cell>
          <table:table-cell office:value-type="string" calcext:value-type="string">
            <text:p>Пономарева А. Д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Хабаровск</text:p>
          </table:table-cell>
          <table:table-cell table:formula="of:=VLOOKUP([.A999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999" calcext:value-type="float">
            <text:p>999</text:p>
          </table:table-cell>
          <table:table-cell office:value-type="string" calcext:value-type="string">
            <text:p>Кулешова Л. В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Уфа</text:p>
          </table:table-cell>
          <table:table-cell table:formula="of:=VLOOKUP([.A1000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1" table:visibility="filter"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Островская А. Н.</text:p>
          </table:table-cell>
          <table:table-cell table:style-name="ce2" office:value-type="string" calcext:value-type="string">
            <text:p>ж</text:p>
          </table:table-cell>
          <table:table-cell office:value-type="string" calcext:value-type="string">
            <text:p>Красноярск</text:p>
          </table:table-cell>
          <table:table-cell table:formula="of:=VLOOKUP([.A1001];[$'Родственные связи'.A$1:.B$1048576];2;0)" office:value-type="string" office:string-value="" calcext:value-type="error">
            <text:p>#Н/Д</text:p>
          </table:table-cell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одственные связи" table:style-name="ta2">
        <office:forms form:automatic-focus="false" form:apply-design-mode="false"/>
        <table:table-column table:style-name="co4" table:number-columns-repeated="2" table:default-cell-style-name="ce2"/>
        <table:table-column table:style-name="co1" table:number-columns-repeated="1022" table:default-cell-style-name="Default"/>
        <table:table-row table:style-name="ro2">
          <table:table-cell table:style-name="ce1" office:value-type="string" calcext:value-type="string">
            <text:p>ID_родителя</text:p>
          </table:table-cell>
          <table:table-cell table:style-name="ce1" office:value-type="string" calcext:value-type="string">
            <text:p>ID_ребенка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14" calcext:value-type="float">
            <text:p>514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" calcext:value-type="float">
            <text:p>708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2" calcext:value-type="float">
            <text:p>702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73" calcext:value-type="float">
            <text:p>773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52" calcext:value-type="float">
            <text:p>852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8" calcext:value-type="float">
            <text:p>808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99" calcext:value-type="float">
            <text:p>999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6" calcext:value-type="float">
            <text:p>976</text:p>
          </table:table-cell>
          <table:table-cell table:number-columns-repeated="102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32" calcext:value-type="float">
            <text:p>532</text:p>
          </table:table-cell>
          <table:table-cell table:number-columns-repeated="102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72" calcext:value-type="float">
            <text:p>672</text:p>
          </table:table-cell>
          <table:table-cell table:number-columns-repeated="102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59" calcext:value-type="float">
            <text:p>759</text:p>
          </table:table-cell>
          <table:table-cell table:number-columns-repeated="102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36" calcext:value-type="float">
            <text:p>836</text:p>
          </table:table-cell>
          <table:table-cell table:number-columns-repeated="102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88" calcext:value-type="float">
            <text:p>788</text:p>
          </table:table-cell>
          <table:table-cell table:number-columns-repeated="102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997" calcext:value-type="float">
            <text:p>997</text:p>
          </table:table-cell>
          <table:table-cell table:number-columns-repeated="102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33" calcext:value-type="float">
            <text:p>733</text:p>
          </table:table-cell>
          <table:table-cell table:number-columns-repeated="102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28" calcext:value-type="float">
            <text:p>528</text:p>
          </table:table-cell>
          <table:table-cell table:number-columns-repeated="102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46" calcext:value-type="float">
            <text:p>646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22" calcext:value-type="float">
            <text:p>922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818" calcext:value-type="float">
            <text:p>818</text:p>
          </table:table-cell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39" calcext:value-type="float">
            <text:p>539</text:p>
          </table:table-cell>
          <table:table-cell table:number-columns-repeated="102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96" calcext:value-type="float">
            <text:p>596</text:p>
          </table:table-cell>
          <table:table-cell table:number-columns-repeated="102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39" calcext:value-type="float">
            <text:p>639</text:p>
          </table:table-cell>
          <table:table-cell table:number-columns-repeated="102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14" calcext:value-type="float">
            <text:p>814</text:p>
          </table:table-cell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77" calcext:value-type="float">
            <text:p>677</text:p>
          </table:table-cell>
          <table:table-cell table:number-columns-repeated="102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959" calcext:value-type="float">
            <text:p>959</text:p>
          </table:table-cell>
          <table:table-cell table:number-columns-repeated="102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45" calcext:value-type="float">
            <text:p>645</text:p>
          </table:table-cell>
          <table:table-cell table:number-columns-repeated="102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17" calcext:value-type="float">
            <text:p>917</text:p>
          </table:table-cell>
          <table:table-cell table:number-columns-repeated="102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772" calcext:value-type="float">
            <text:p>772</text:p>
          </table:table-cell>
          <table:table-cell table:number-columns-repeated="102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897" calcext:value-type="float">
            <text:p>897</text:p>
          </table:table-cell>
          <table:table-cell table:number-columns-repeated="102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33" calcext:value-type="float">
            <text:p>933</text:p>
          </table:table-cell>
          <table:table-cell table:number-columns-repeated="102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656" calcext:value-type="float">
            <text:p>656</text:p>
          </table:table-cell>
          <table:table-cell table:number-columns-repeated="102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62" calcext:value-type="float">
            <text:p>962</text:p>
          </table:table-cell>
          <table:table-cell table:number-columns-repeated="102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984" calcext:value-type="float">
            <text:p>984</text:p>
          </table:table-cell>
          <table:table-cell table:number-columns-repeated="102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47" calcext:value-type="float">
            <text:p>647</text:p>
          </table:table-cell>
          <table:table-cell table:number-columns-repeated="102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62" calcext:value-type="float">
            <text:p>962</text:p>
          </table:table-cell>
          <table:table-cell table:number-columns-repeated="102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25" calcext:value-type="float">
            <text:p>525</text:p>
          </table:table-cell>
          <table:table-cell table:number-columns-repeated="102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913" calcext:value-type="float">
            <text:p>913</text:p>
          </table:table-cell>
          <table:table-cell table:number-columns-repeated="102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778" calcext:value-type="float">
            <text:p>778</text:p>
          </table:table-cell>
          <table:table-cell table:number-columns-repeated="102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814" calcext:value-type="float">
            <text:p>814</text:p>
          </table:table-cell>
          <table:table-cell table:number-columns-repeated="102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88" calcext:value-type="float">
            <text:p>688</text:p>
          </table:table-cell>
          <table:table-cell table:number-columns-repeated="102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24" calcext:value-type="float">
            <text:p>524</text:p>
          </table:table-cell>
          <table:table-cell table:number-columns-repeated="102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56" calcext:value-type="float">
            <text:p>656</text:p>
          </table:table-cell>
          <table:table-cell table:number-columns-repeated="102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41" calcext:value-type="float">
            <text:p>741</text:p>
          </table:table-cell>
          <table:table-cell table:number-columns-repeated="102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645" calcext:value-type="float">
            <text:p>645</text:p>
          </table:table-cell>
          <table:table-cell table:number-columns-repeated="102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17" calcext:value-type="float">
            <text:p>917</text:p>
          </table:table-cell>
          <table:table-cell table:number-columns-repeated="102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842" calcext:value-type="float">
            <text:p>842</text:p>
          </table:table-cell>
          <table:table-cell table:number-columns-repeated="102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856" calcext:value-type="float">
            <text:p>856</text:p>
          </table:table-cell>
          <table:table-cell table:number-columns-repeated="102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748" calcext:value-type="float">
            <text:p>748</text:p>
          </table:table-cell>
          <table:table-cell table:number-columns-repeated="102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568" calcext:value-type="float">
            <text:p>568</text:p>
          </table:table-cell>
          <table:table-cell table:number-columns-repeated="102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527" calcext:value-type="float">
            <text:p>527</text:p>
          </table:table-cell>
          <table:table-cell table:number-columns-repeated="102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21" calcext:value-type="float">
            <text:p>521</text:p>
          </table:table-cell>
          <table:table-cell table:number-columns-repeated="102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95" calcext:value-type="float">
            <text:p>595</text:p>
          </table:table-cell>
          <table:table-cell table:number-columns-repeated="102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09" calcext:value-type="float">
            <text:p>509</text:p>
          </table:table-cell>
          <table:table-cell table:number-columns-repeated="102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46" calcext:value-type="float">
            <text:p>546</text:p>
          </table:table-cell>
          <table:table-cell table:number-columns-repeated="1022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528" calcext:value-type="float">
            <text:p>528</text:p>
          </table:table-cell>
          <table:table-cell table:number-columns-repeated="1022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table:number-columns-repeated="1022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842" calcext:value-type="float">
            <text:p>842</text:p>
          </table:table-cell>
          <table:table-cell table:number-columns-repeated="102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856" calcext:value-type="float">
            <text:p>856</text:p>
          </table:table-cell>
          <table:table-cell table:number-columns-repeated="1022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620" calcext:value-type="float">
            <text:p>620</text:p>
          </table:table-cell>
          <table:table-cell table:number-columns-repeated="1022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653" calcext:value-type="float">
            <text:p>653</text:p>
          </table:table-cell>
          <table:table-cell table:number-columns-repeated="102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875" calcext:value-type="float">
            <text:p>875</text:p>
          </table:table-cell>
          <table:table-cell table:number-columns-repeated="1022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534" calcext:value-type="float">
            <text:p>534</text:p>
          </table:table-cell>
          <table:table-cell table:number-columns-repeated="102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679" calcext:value-type="float">
            <text:p>679</text:p>
          </table:table-cell>
          <table:table-cell table:number-columns-repeated="102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872" calcext:value-type="float">
            <text:p>872</text:p>
          </table:table-cell>
          <table:table-cell table:number-columns-repeated="102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677" calcext:value-type="float">
            <text:p>677</text:p>
          </table:table-cell>
          <table:table-cell table:number-columns-repeated="102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959" calcext:value-type="float">
            <text:p>959</text:p>
          </table:table-cell>
          <table:table-cell table:number-columns-repeated="102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918" calcext:value-type="float">
            <text:p>918</text:p>
          </table:table-cell>
          <table:table-cell table:number-columns-repeated="102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table:number-columns-repeated="102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997" calcext:value-type="float">
            <text:p>997</text:p>
          </table:table-cell>
          <table:table-cell table:number-columns-repeated="102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678" calcext:value-type="float">
            <text:p>678</text:p>
          </table:table-cell>
          <table:table-cell table:number-columns-repeated="102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776" calcext:value-type="float">
            <text:p>776</text:p>
          </table:table-cell>
          <table:table-cell table:number-columns-repeated="102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494" calcext:value-type="float">
            <text:p>494</text:p>
          </table:table-cell>
          <table:table-cell table:number-columns-repeated="102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890" calcext:value-type="float">
            <text:p>890</text:p>
          </table:table-cell>
          <table:table-cell table:number-columns-repeated="102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671" calcext:value-type="float">
            <text:p>671</text:p>
          </table:table-cell>
          <table:table-cell table:number-columns-repeated="102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650" calcext:value-type="float">
            <text:p>650</text:p>
          </table:table-cell>
          <table:table-cell table:number-columns-repeated="102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529" calcext:value-type="float">
            <text:p>529</text:p>
          </table:table-cell>
          <table:table-cell table:number-columns-repeated="1022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685" calcext:value-type="float">
            <text:p>685</text:p>
          </table:table-cell>
          <table:table-cell table:number-columns-repeated="102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906" calcext:value-type="float">
            <text:p>906</text:p>
          </table:table-cell>
          <table:table-cell table:number-columns-repeated="1022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742" calcext:value-type="float">
            <text:p>742</text:p>
          </table:table-cell>
          <table:table-cell table:number-columns-repeated="102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866" calcext:value-type="float">
            <text:p>866</text:p>
          </table:table-cell>
          <table:table-cell table:number-columns-repeated="1022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525" calcext:value-type="float">
            <text:p>525</text:p>
          </table:table-cell>
          <table:table-cell table:number-columns-repeated="102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982" calcext:value-type="float">
            <text:p>982</text:p>
          </table:table-cell>
          <table:table-cell table:number-columns-repeated="102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802" calcext:value-type="float">
            <text:p>802</text:p>
          </table:table-cell>
          <table:table-cell table:number-columns-repeated="1022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992" calcext:value-type="float">
            <text:p>992</text:p>
          </table:table-cell>
          <table:table-cell table:number-columns-repeated="1022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937" calcext:value-type="float">
            <text:p>937</text:p>
          </table:table-cell>
          <table:table-cell table:number-columns-repeated="102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896" calcext:value-type="float">
            <text:p>896</text:p>
          </table:table-cell>
          <table:table-cell table:number-columns-repeated="1022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567" calcext:value-type="float">
            <text:p>567</text:p>
          </table:table-cell>
          <table:table-cell table:number-columns-repeated="102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913" calcext:value-type="float">
            <text:p>913</text:p>
          </table:table-cell>
          <table:table-cell table:number-columns-repeated="1022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868" calcext:value-type="float">
            <text:p>868</text:p>
          </table:table-cell>
          <table:table-cell table:number-columns-repeated="1022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794" calcext:value-type="float">
            <text:p>794</text:p>
          </table:table-cell>
          <table:table-cell table:number-columns-repeated="1022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801" calcext:value-type="float">
            <text:p>801</text:p>
          </table:table-cell>
          <table:table-cell table:number-columns-repeated="1022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table:number-columns-repeated="1022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805" calcext:value-type="float">
            <text:p>805</text:p>
          </table:table-cell>
          <table:table-cell table:number-columns-repeated="1022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876" calcext:value-type="float">
            <text:p>876</text:p>
          </table:table-cell>
          <table:table-cell table:number-columns-repeated="1022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728" calcext:value-type="float">
            <text:p>728</text:p>
          </table:table-cell>
          <table:table-cell table:number-columns-repeated="1022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70" calcext:value-type="float">
            <text:p>970</text:p>
          </table:table-cell>
          <table:table-cell table:number-columns-repeated="1022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32" calcext:value-type="float">
            <text:p>932</text:p>
          </table:table-cell>
          <table:table-cell table:number-columns-repeated="1022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751" calcext:value-type="float">
            <text:p>751</text:p>
          </table:table-cell>
          <table:table-cell table:number-columns-repeated="1022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97" calcext:value-type="float">
            <text:p>897</text:p>
          </table:table-cell>
          <table:table-cell table:number-columns-repeated="1022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33" calcext:value-type="float">
            <text:p>933</text:p>
          </table:table-cell>
          <table:table-cell table:number-columns-repeated="1022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805" calcext:value-type="float">
            <text:p>805</text:p>
          </table:table-cell>
          <table:table-cell table:number-columns-repeated="102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520" calcext:value-type="float">
            <text:p>520</text:p>
          </table:table-cell>
          <table:table-cell table:number-columns-repeated="102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680" calcext:value-type="float">
            <text:p>680</text:p>
          </table:table-cell>
          <table:table-cell table:number-columns-repeated="1022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636" calcext:value-type="float">
            <text:p>636</text:p>
          </table:table-cell>
          <table:table-cell table:number-columns-repeated="1022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748" calcext:value-type="float">
            <text:p>748</text:p>
          </table:table-cell>
          <table:table-cell table:number-columns-repeated="1022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848" calcext:value-type="float">
            <text:p>848</text:p>
          </table:table-cell>
          <table:table-cell table:number-columns-repeated="1022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999" calcext:value-type="float">
            <text:p>999</text:p>
          </table:table-cell>
          <table:table-cell table:number-columns-repeated="1022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table:number-columns-repeated="1022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725" calcext:value-type="float">
            <text:p>725</text:p>
          </table:table-cell>
          <table:table-cell table:number-columns-repeated="1022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839" calcext:value-type="float">
            <text:p>839</text:p>
          </table:table-cell>
          <table:table-cell table:number-columns-repeated="102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table:number-columns-repeated="102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595" calcext:value-type="float">
            <text:p>595</text:p>
          </table:table-cell>
          <table:table-cell table:number-columns-repeated="1022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982" calcext:value-type="float">
            <text:p>982</text:p>
          </table:table-cell>
          <table:table-cell table:number-columns-repeated="102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896" calcext:value-type="float">
            <text:p>896</text:p>
          </table:table-cell>
          <table:table-cell table:number-columns-repeated="102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table:number-columns-repeated="1022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750" calcext:value-type="float">
            <text:p>750</text:p>
          </table:table-cell>
          <table:table-cell table:number-columns-repeated="1022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675" calcext:value-type="float">
            <text:p>675</text:p>
          </table:table-cell>
          <table:table-cell table:number-columns-repeated="1022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51" calcext:value-type="float">
            <text:p>551</text:p>
          </table:table-cell>
          <table:table-cell table:number-columns-repeated="1022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529" calcext:value-type="float">
            <text:p>529</text:p>
          </table:table-cell>
          <table:table-cell table:number-columns-repeated="1022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799" calcext:value-type="float">
            <text:p>799</text:p>
          </table:table-cell>
          <table:table-cell table:number-columns-repeated="1022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929" calcext:value-type="float">
            <text:p>929</text:p>
          </table:table-cell>
          <table:table-cell table:number-columns-repeated="102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789" calcext:value-type="float">
            <text:p>789</text:p>
          </table:table-cell>
          <table:table-cell table:number-columns-repeated="1022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786" calcext:value-type="float">
            <text:p>786</text:p>
          </table:table-cell>
          <table:table-cell table:number-columns-repeated="1022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703" calcext:value-type="float">
            <text:p>703</text:p>
          </table:table-cell>
          <table:table-cell table:number-columns-repeated="1022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720" calcext:value-type="float">
            <text:p>720</text:p>
          </table:table-cell>
          <table:table-cell table:number-columns-repeated="1022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848" calcext:value-type="float">
            <text:p>848</text:p>
          </table:table-cell>
          <table:table-cell table:number-columns-repeated="1022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802" calcext:value-type="float">
            <text:p>802</text:p>
          </table:table-cell>
          <table:table-cell table:number-columns-repeated="1022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table:number-columns-repeated="1022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653" calcext:value-type="float">
            <text:p>653</text:p>
          </table:table-cell>
          <table:table-cell table:number-columns-repeated="1022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618" calcext:value-type="float">
            <text:p>618</text:p>
          </table:table-cell>
          <table:table-cell table:number-columns-repeated="1022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725" calcext:value-type="float">
            <text:p>725</text:p>
          </table:table-cell>
          <table:table-cell table:number-columns-repeated="1022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651" calcext:value-type="float">
            <text:p>651</text:p>
          </table:table-cell>
          <table:table-cell table:number-columns-repeated="1022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760" calcext:value-type="float">
            <text:p>760</text:p>
          </table:table-cell>
          <table:table-cell table:number-columns-repeated="1022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572" calcext:value-type="float">
            <text:p>572</text:p>
          </table:table-cell>
          <table:table-cell table:number-columns-repeated="1022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47" calcext:value-type="float">
            <text:p>747</text:p>
          </table:table-cell>
          <table:table-cell table:number-columns-repeated="102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table:number-columns-repeated="1022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670" calcext:value-type="float">
            <text:p>670</text:p>
          </table:table-cell>
          <table:table-cell table:number-columns-repeated="1022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499" calcext:value-type="float">
            <text:p>499</text:p>
          </table:table-cell>
          <table:table-cell table:number-columns-repeated="1022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  <table:table-cell table:number-columns-repeated="1022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691" calcext:value-type="float">
            <text:p>691</text:p>
          </table:table-cell>
          <table:table-cell table:number-columns-repeated="1022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780" calcext:value-type="float">
            <text:p>780</text:p>
          </table:table-cell>
          <table:table-cell table:number-columns-repeated="1022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715" calcext:value-type="float">
            <text:p>715</text:p>
          </table:table-cell>
          <table:table-cell table:number-columns-repeated="1022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28" calcext:value-type="float">
            <text:p>728</text:p>
          </table:table-cell>
          <table:table-cell table:number-columns-repeated="1022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970" calcext:value-type="float">
            <text:p>970</text:p>
          </table:table-cell>
          <table:table-cell table:number-columns-repeated="1022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932" calcext:value-type="float">
            <text:p>932</text:p>
          </table:table-cell>
          <table:table-cell table:number-columns-repeated="1022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51" calcext:value-type="float">
            <text:p>751</text:p>
          </table:table-cell>
          <table:table-cell table:number-columns-repeated="1022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875" calcext:value-type="float">
            <text:p>875</text:p>
          </table:table-cell>
          <table:table-cell table:number-columns-repeated="1022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750" calcext:value-type="float">
            <text:p>750</text:p>
          </table:table-cell>
          <table:table-cell table:number-columns-repeated="102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448" calcext:value-type="float">
            <text:p>448</text:p>
          </table:table-cell>
          <table:table-cell table:number-columns-repeated="1022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772" calcext:value-type="float">
            <text:p>772</text:p>
          </table:table-cell>
          <table:table-cell table:number-columns-repeated="1022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527" calcext:value-type="float">
            <text:p>527</text:p>
          </table:table-cell>
          <table:table-cell table:number-columns-repeated="1022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448" calcext:value-type="float">
            <text:p>448</text:p>
          </table:table-cell>
          <table:table-cell table:number-columns-repeated="1022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611" calcext:value-type="float">
            <text:p>611</text:p>
          </table:table-cell>
          <table:table-cell table:number-columns-repeated="1022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800" calcext:value-type="float">
            <text:p>800</text:p>
          </table:table-cell>
          <table:table-cell table:number-columns-repeated="1022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table:number-columns-repeated="1022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765" calcext:value-type="float">
            <text:p>765</text:p>
          </table:table-cell>
          <table:table-cell table:number-columns-repeated="1022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534" calcext:value-type="float">
            <text:p>534</text:p>
          </table:table-cell>
          <table:table-cell table:number-columns-repeated="1022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610" calcext:value-type="float">
            <text:p>610</text:p>
          </table:table-cell>
          <table:table-cell table:number-columns-repeated="1022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509" calcext:value-type="float">
            <text:p>509</text:p>
          </table:table-cell>
          <table:table-cell table:number-columns-repeated="1022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688" calcext:value-type="float">
            <text:p>688</text:p>
          </table:table-cell>
          <table:table-cell table:number-columns-repeated="102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782" calcext:value-type="float">
            <text:p>782</text:p>
          </table:table-cell>
          <table:table-cell table:number-columns-repeated="1022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532" calcext:value-type="float">
            <text:p>532</text:p>
          </table:table-cell>
          <table:table-cell table:number-columns-repeated="1022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672" calcext:value-type="float">
            <text:p>672</text:p>
          </table:table-cell>
          <table:table-cell table:number-columns-repeated="1022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table:number-columns-repeated="1022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849" calcext:value-type="float">
            <text:p>849</text:p>
          </table:table-cell>
          <table:table-cell table:number-columns-repeated="1022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765" calcext:value-type="float">
            <text:p>765</text:p>
          </table:table-cell>
          <table:table-cell table:number-columns-repeated="1022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49" calcext:value-type="float">
            <text:p>849</text:p>
          </table:table-cell>
          <table:table-cell table:number-columns-repeated="1022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600" calcext:value-type="float">
            <text:p>600</text:p>
          </table:table-cell>
          <table:table-cell table:number-columns-repeated="1022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741" calcext:value-type="float">
            <text:p>741</text:p>
          </table:table-cell>
          <table:table-cell table:number-columns-repeated="1022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832" calcext:value-type="float">
            <text:p>832</text:p>
          </table:table-cell>
          <table:table-cell table:number-columns-repeated="1022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992" calcext:value-type="float">
            <text:p>992</text:p>
          </table:table-cell>
          <table:table-cell table:number-columns-repeated="1022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918" calcext:value-type="float">
            <text:p>918</text:p>
          </table:table-cell>
          <table:table-cell table:number-columns-repeated="1022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584" calcext:value-type="float">
            <text:p>584</text:p>
          </table:table-cell>
          <table:table-cell table:number-columns-repeated="1022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566" calcext:value-type="float">
            <text:p>566</text:p>
          </table:table-cell>
          <table:table-cell table:number-columns-repeated="1022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782" calcext:value-type="float">
            <text:p>782</text:p>
          </table:table-cell>
          <table:table-cell table:number-columns-repeated="1022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937" calcext:value-type="float">
            <text:p>937</text:p>
          </table:table-cell>
          <table:table-cell table:number-columns-repeated="1022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678" calcext:value-type="float">
            <text:p>678</text:p>
          </table:table-cell>
          <table:table-cell table:number-columns-repeated="1022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776" calcext:value-type="float">
            <text:p>776</text:p>
          </table:table-cell>
          <table:table-cell table:number-columns-repeated="1022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499" calcext:value-type="float">
            <text:p>499</text:p>
          </table:table-cell>
          <table:table-cell table:number-columns-repeated="1022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711" calcext:value-type="float">
            <text:p>711</text:p>
          </table:table-cell>
          <table:table-cell table:number-columns-repeated="1022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  <table:table-cell table:number-columns-repeated="1022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839" calcext:value-type="float">
            <text:p>839</text:p>
          </table:table-cell>
          <table:table-cell table:number-columns-repeated="1022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582" calcext:value-type="float">
            <text:p>582</text:p>
          </table:table-cell>
          <table:table-cell table:number-columns-repeated="1022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894" calcext:value-type="float">
            <text:p>894</text:p>
          </table:table-cell>
          <table:table-cell table:number-columns-repeated="1022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636" calcext:value-type="float">
            <text:p>636</text:p>
          </table:table-cell>
          <table:table-cell table:number-columns-repeated="1022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549" calcext:value-type="float">
            <text:p>549</text:p>
          </table:table-cell>
          <table:table-cell table:number-columns-repeated="1022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642" calcext:value-type="float">
            <text:p>642</text:p>
          </table:table-cell>
          <table:table-cell table:number-columns-repeated="1022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704" calcext:value-type="float">
            <text:p>704</text:p>
          </table:table-cell>
          <table:table-cell table:number-columns-repeated="102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863" calcext:value-type="float">
            <text:p>863</text:p>
          </table:table-cell>
          <table:table-cell table:number-columns-repeated="102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699" calcext:value-type="float">
            <text:p>699</text:p>
          </table:table-cell>
          <table:table-cell table:number-columns-repeated="1022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39" calcext:value-type="float">
            <text:p>939</text:p>
          </table:table-cell>
          <table:table-cell table:number-columns-repeated="1022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699" calcext:value-type="float">
            <text:p>699</text:p>
          </table:table-cell>
          <table:table-cell table:number-columns-repeated="1022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939" calcext:value-type="float">
            <text:p>939</text:p>
          </table:table-cell>
          <table:table-cell table:number-columns-repeated="1022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788" calcext:value-type="float">
            <text:p>788</text:p>
          </table:table-cell>
          <table:table-cell table:number-columns-repeated="1022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640" calcext:value-type="float">
            <text:p>640</text:p>
          </table:table-cell>
          <table:table-cell table:number-columns-repeated="1022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651" calcext:value-type="float">
            <text:p>651</text:p>
          </table:table-cell>
          <table:table-cell table:number-columns-repeated="1022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760" calcext:value-type="float">
            <text:p>760</text:p>
          </table:table-cell>
          <table:table-cell table:number-columns-repeated="1022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784" calcext:value-type="float">
            <text:p>784</text:p>
          </table:table-cell>
          <table:table-cell table:number-columns-repeated="1022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708" calcext:value-type="float">
            <text:p>708</text:p>
          </table:table-cell>
          <table:table-cell table:number-columns-repeated="1022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702" calcext:value-type="float">
            <text:p>702</text:p>
          </table:table-cell>
          <table:table-cell table:number-columns-repeated="1022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582" calcext:value-type="float">
            <text:p>582</text:p>
          </table:table-cell>
          <table:table-cell table:number-columns-repeated="102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616" calcext:value-type="float">
            <text:p>616</text:p>
          </table:table-cell>
          <table:table-cell table:number-columns-repeated="102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894" calcext:value-type="float">
            <text:p>894</text:p>
          </table:table-cell>
          <table:table-cell table:number-columns-repeated="1022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843" calcext:value-type="float">
            <text:p>843</text:p>
          </table:table-cell>
          <table:table-cell table:number-columns-repeated="1022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table:number-columns-repeated="1022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606" calcext:value-type="float">
            <text:p>606</text:p>
          </table:table-cell>
          <table:table-cell table:number-columns-repeated="1022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783" calcext:value-type="float">
            <text:p>783</text:p>
          </table:table-cell>
          <table:table-cell table:number-columns-repeated="1022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572" calcext:value-type="float">
            <text:p>572</text:p>
          </table:table-cell>
          <table:table-cell table:number-columns-repeated="1022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747" calcext:value-type="float">
            <text:p>747</text:p>
          </table:table-cell>
          <table:table-cell table:number-columns-repeated="1022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694" calcext:value-type="float">
            <text:p>694</text:p>
          </table:table-cell>
          <table:table-cell table:number-columns-repeated="1022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592" calcext:value-type="float">
            <text:p>592</text:p>
          </table:table-cell>
          <table:table-cell table:number-columns-repeated="1022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618" calcext:value-type="float">
            <text:p>618</text:p>
          </table:table-cell>
          <table:table-cell table:number-columns-repeated="1022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520" calcext:value-type="float">
            <text:p>520</text:p>
          </table:table-cell>
          <table:table-cell table:number-columns-repeated="1022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680" calcext:value-type="float">
            <text:p>680</text:p>
          </table:table-cell>
          <table:table-cell table:number-columns-repeated="102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890" calcext:value-type="float">
            <text:p>890</text:p>
          </table:table-cell>
          <table:table-cell table:number-columns-repeated="102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671" calcext:value-type="float">
            <text:p>671</text:p>
          </table:table-cell>
          <table:table-cell table:number-columns-repeated="102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2" table:number-rows-repeated="10481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Люди.A1:Люди.E1001" table:display-filter-buttons="true">
          <table:filter>
            <table:filter-and>
              <table:filter-condition table:value="109" table:operator="=" table:field-number="4">
                <table:filter-set-item table:value="109"/>
                <table:filter-set-item table:value="140"/>
                <table:filter-set-item table:value="141"/>
                <table:filter-set-item table:value="142"/>
                <table:filter-set-item table:value="147"/>
                <table:filter-set-item table:value="155"/>
                <table:filter-set-item table:value="164"/>
                <table:filter-set-item table:value="172"/>
                <table:filter-set-item table:value="176"/>
                <table:filter-set-item table:value="177"/>
                <table:filter-set-item table:value="187"/>
                <table:filter-set-item table:value="188"/>
                <table:filter-set-item table:value="19"/>
                <table:filter-set-item table:value="193"/>
                <table:filter-set-item table:value="194"/>
                <table:filter-set-item table:value="225"/>
                <table:filter-set-item table:value="234"/>
                <table:filter-set-item table:value="236"/>
                <table:filter-set-item table:value="239"/>
                <table:filter-set-item table:value="262"/>
                <table:filter-set-item table:value="269"/>
                <table:filter-set-item table:value="273"/>
                <table:filter-set-item table:value="276"/>
                <table:filter-set-item table:value="277"/>
                <table:filter-set-item table:value="281"/>
                <table:filter-set-item table:value="283"/>
                <table:filter-set-item table:value="287"/>
                <table:filter-set-item table:value="290"/>
                <table:filter-set-item table:value="300"/>
                <table:filter-set-item table:value="311"/>
                <table:filter-set-item table:value="318"/>
                <table:filter-set-item table:value="319"/>
                <table:filter-set-item table:value="335"/>
                <table:filter-set-item table:value="336"/>
                <table:filter-set-item table:value="347"/>
                <table:filter-set-item table:value="36"/>
                <table:filter-set-item table:value="360"/>
                <table:filter-set-item table:value="381"/>
                <table:filter-set-item table:value="383"/>
                <table:filter-set-item table:value="384"/>
                <table:filter-set-item table:value="389"/>
                <table:filter-set-item table:value="392"/>
                <table:filter-set-item table:value="398"/>
                <table:filter-set-item table:value="403"/>
                <table:filter-set-item table:value="412"/>
                <table:filter-set-item table:value="415"/>
                <table:filter-set-item table:value="417"/>
                <table:filter-set-item table:value="419"/>
                <table:filter-set-item table:value="421"/>
                <table:filter-set-item table:value="425"/>
                <table:filter-set-item table:value="426"/>
                <table:filter-set-item table:value="444"/>
                <table:filter-set-item table:value="448"/>
                <table:filter-set-item table:value="449"/>
                <table:filter-set-item table:value="45"/>
                <table:filter-set-item table:value="454"/>
                <table:filter-set-item table:value="468"/>
                <table:filter-set-item table:value="476"/>
                <table:filter-set-item table:value="489"/>
                <table:filter-set-item table:value="494"/>
                <table:filter-set-item table:value="499"/>
                <table:filter-set-item table:value="509"/>
                <table:filter-set-item table:value="514"/>
                <table:filter-set-item table:value="521"/>
                <table:filter-set-item table:value="524"/>
                <table:filter-set-item table:value="525"/>
                <table:filter-set-item table:value="527"/>
                <table:filter-set-item table:value="528"/>
                <table:filter-set-item table:value="532"/>
                <table:filter-set-item table:value="534"/>
                <table:filter-set-item table:value="539"/>
                <table:filter-set-item table:value="546"/>
                <table:filter-set-item table:value="551"/>
                <table:filter-set-item table:value="566"/>
                <table:filter-set-item table:value="572"/>
                <table:filter-set-item table:value="582"/>
                <table:filter-set-item table:value="584"/>
                <table:filter-set-item table:value="592"/>
                <table:filter-set-item table:value="60"/>
                <table:filter-set-item table:value="610"/>
                <table:filter-set-item table:value="611"/>
                <table:filter-set-item table:value="618"/>
                <table:filter-set-item table:value="620"/>
                <table:filter-set-item table:value="636"/>
                <table:filter-set-item table:value="640"/>
                <table:filter-set-item table:value="642"/>
                <table:filter-set-item table:value="645"/>
                <table:filter-set-item table:value="650"/>
                <table:filter-set-item table:value="651"/>
                <table:filter-set-item table:value="653"/>
                <table:filter-set-item table:value="656"/>
                <table:filter-set-item table:value="670"/>
                <table:filter-set-item table:value="675"/>
                <table:filter-set-item table:value="678"/>
                <table:filter-set-item table:value="679"/>
                <table:filter-set-item table:value="694"/>
                <table:filter-set-item table:value="699"/>
                <table:filter-set-item table:value="703"/>
                <table:filter-set-item table:value="720"/>
                <table:filter-set-item table:value="725"/>
                <table:filter-set-item table:value="728"/>
                <table:filter-set-item table:value="733"/>
                <table:filter-set-item table:value="741"/>
                <table:filter-set-item table:value="748"/>
                <table:filter-set-item table:value="75"/>
                <table:filter-set-item table:value="759"/>
                <table:filter-set-item table:value="772"/>
                <table:filter-set-item table:value="773"/>
                <table:filter-set-item table:value="778"/>
                <table:filter-set-item table:value="780"/>
                <table:filter-set-item table:value="783"/>
                <table:filter-set-item table:value="784"/>
                <table:filter-set-item table:value="788"/>
                <table:filter-set-item table:value="789"/>
                <table:filter-set-item table:value="794"/>
                <table:filter-set-item table:value="799"/>
                <table:filter-set-item table:value="818"/>
                <table:filter-set-item table:value="842"/>
                <table:filter-set-item table:value="843"/>
                <table:filter-set-item table:value="848"/>
                <table:filter-set-item table:value="849"/>
                <table:filter-set-item table:value="86"/>
                <table:filter-set-item table:value="863"/>
                <table:filter-set-item table:value="868"/>
                <table:filter-set-item table:value="872"/>
                <table:filter-set-item table:value="876"/>
                <table:filter-set-item table:value="890"/>
                <table:filter-set-item table:value="896"/>
                <table:filter-set-item table:value="897"/>
                <table:filter-set-item table:value="905"/>
                <table:filter-set-item table:value="906"/>
                <table:filter-set-item table:value="918"/>
                <table:filter-set-item table:value="93"/>
                <table:filter-set-item table:value="937"/>
                <table:filter-set-item table:value="94"/>
                <table:filter-set-item table:value="962"/>
                <table:filter-set-item table:value="976"/>
                <table:filter-set-item table:value="982"/>
                <table:filter-set-item table:value="992"/>
              </table:filter-condition>
              <table:filter-condition table:value="м" table:operator="=" table:field-number="2"/>
            </table:filter-and>
          </table:filter>
        </table:database-range>
        <table:database-range table:name="__Anonymous_Sheet_DB__1" table:target-range-address="'Родственные связи'.A1:'Родственные связи'.B4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юди" style:display-name="PageStyle_Люд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одственные_20_связи" style:display-name="PageStyle_Родственные связ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/>
    <meta:creation-date>2021-09-01T17:49:18</meta:creation-date>
    <dc:date>2022-05-03T18:46:20.438000000</dc:date>
    <meta:editing-duration>PT35M49S</meta:editing-duration>
    <meta:editing-cycles>1</meta:editing-cycles>
    <meta:document-statistic meta:table-count="2" meta:cell-count="5903" meta:object-count="0"/>
    <meta:generator>LibreOffice/7.3.2.2$Windows_X86_64 LibreOffice_project/49f2b1bff42cfccbd8f788c8dc32c1c309559be0</meta:generator>
  </office:meta>
</office:document-meta>
</file>